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872cm"/>
    </style:style>
    <style:style style:family="table-column" style:name="co2">
      <style:table-column-properties fo:break-before="auto" style:column-width="0.76cm"/>
    </style:style>
    <style:style style:family="table-column" style:name="co3">
      <style:table-column-properties fo:break-before="auto" style:column-width="2.044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1.436cm"/>
    </style:style>
    <style:style style:family="table-column" style:name="co6">
      <style:table-column-properties fo:break-before="auto" style:column-width="1.371cm"/>
    </style:style>
    <style:style style:family="table-column" style:name="co7">
      <style:table-column-properties fo:break-before="auto" style:column-width="1.305cm"/>
    </style:style>
    <style:style style:family="table-column" style:name="co8">
      <style:table-column-properties fo:break-before="auto" style:column-width="1.196cm"/>
    </style:style>
    <style:style style:family="table-column" style:name="co9">
      <style:table-column-properties fo:break-before="auto" style:column-width="1.457cm"/>
    </style:style>
    <style:style style:family="table-column" style:name="co10">
      <style:table-column-properties fo:break-before="auto" style:column-width="1.501cm"/>
    </style:style>
    <style:style style:family="table-column" style:name="co11">
      <style:table-column-properties fo:break-before="auto" style:column-width="1.261cm"/>
    </style:style>
    <style:style style:family="table-column" style:name="co12">
      <style:table-column-properties fo:break-before="auto" style:column-width="1.284cm"/>
    </style:style>
    <style:style style:family="table-column" style:name="co13">
      <style:table-column-properties fo:break-before="auto" style:column-width="2.088cm"/>
    </style:style>
    <style:style style:family="table-column" style:name="co14">
      <style:table-column-properties fo:break-before="auto" style:column-width="0.718cm"/>
    </style:style>
    <style:style style:family="table-column" style:name="co15">
      <style:table-column-properties fo:break-before="auto" style:column-width="2.219cm"/>
    </style:style>
    <style:style style:family="table-column" style:name="co16">
      <style:table-column-properties fo:break-before="auto" style:column-width="0.609cm"/>
    </style:style>
    <style:style style:family="table-column" style:name="co17">
      <style:table-column-properties fo:break-before="auto" style:column-width="0.674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529cm"/>
    </style:style>
    <style:style style:family="table-row" style:name="ro3">
      <style:table-row-properties fo:break-before="auto" style:use-optimal-row-height="false" style:row-height="0.466cm"/>
    </style:style>
    <style:style style:family="table-row" style:name="ro4">
      <style:table-row-properties fo:break-before="auto" style:use-optimal-row-height="false" style:row-height="0.503cm"/>
    </style:style>
    <style:style style:family="table" style:name="ta1" style:master-page-name="PageStyle_5f_Zuid-Holland">
      <style:table-properties style:writing-mode="lr-tb" table:display="tru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Tahoma" style:font-weight-asian="normal" fo:font-size="10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3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uid-Holland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ce6" table:number-columns-repeated="2"/>
        <table:table-column table:style-name="co6" table:default-cell-style-name="ce6"/>
        <table:table-column table:style-name="co7" table:default-cell-style-name="ce6" table:number-columns-repeated="2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5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 table:number-columns-repeated="8"/>
        <table:table-column table:style-name="co4" table:default-cell-style-name="Default" table:number-columns-repeated="2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4" table:default-cell-style-name="ce6"/>
        <table:table-column table:style-name="co10" table:default-cell-style-name="ce6"/>
        <table:table-column table:style-name="co4" table:default-cell-style-name="Default" table:number-columns-repeated="992"/>
        <table:table-row table:style-name="ro1">
          <table:table-cell ns41:value-type="string" table:style-name="TL Title" office:value-type="string">
            <text:p>PROVINCIE ZUIDHOLLAND TWEEDE GEDEELTE INDEELING NAAR DE HUIZING </text:p>
          </table:table-cell>
          <table:table-cell table:style-name="ce13" table:number-columns-repeated="30"/>
          <table:table-cell table:style-name="ce68"/>
          <table:table-cell table:number-columns-repeated="992"/>
        </table:table-row>
        <table:table-row table:style-name="ro1">
          <table:table-cell table:style-name="ce2" table:number-columns-repeated="5"/>
          <table:table-cell table:style-name="ce14" table:number-columns-repeated="7"/>
          <table:table-cell table:style-name="ce35" table:number-columns-repeated="2"/>
          <table:table-cell table:style-name="ce2"/>
          <table:table-cell table:style-name="ce37"/>
          <table:table-cell table:style-name="ce2"/>
          <table:table-cell table:style-name="ce14" table:number-columns-repeated="7"/>
          <table:table-cell table:style-name="ce2" table:number-columns-repeated="7"/>
          <table:table-cell table:style-name="ce69"/>
          <table:table-cell table:number-columns-repeated="992"/>
        </table:table-row>
        <table:table-row table:style-name="ro2">
          <table:table-cell ns41:value-type="string" table:number-rows-spanned="6" table:style-name="TL RowProperty" table:number-columns-spanned="1" office:value-type="string">
            <text:p>Gemeenten</text:p>
          </table:table-cell>
          <table:table-cell table:style-name="ce14"/>
          <table:table-cell ns41:value-type="string" table:number-rows-spanned="6" table:style-name="TL ColHeader" table:number-columns-spanned="1" office:value-type="string">
            <text:p>Bewoonde huizen en schepen</text:p>
          </table:table-cell>
          <table:table-cell ns41:value-type="string" table:number-rows-spanned="6" table:style-name="TL ColHeader" table:number-columns-spanned="1" office:value-type="string">
            <text:p>Huisgezinnen</text:p>
          </table:table-cell>
          <table:table-cell ns41:value-type="string" table:number-rows-spanned="1" table:style-name="TL ColHeader" table:number-columns-spanned="10" office:value-type="string">
            <text:p>Leden der huisgezinnen</text:p>
          </table:table-cell>
          <table:covered-table-cell table:style-name="TL ColHeader" table:number-columns-repeated="9"/>
          <table:table-cell ns41:value-type="string" table:number-rows-spanned="6" table:style-name="TL ColHeader" table:number-columns-spanned="2" office:value-type="string">
            <text:p>Afzonderlijk levende personen</text:p>
          </table:table-cell>
          <table:covered-table-cell table:style-name="ce36"/>
          <table:table-cell ns41:value-type="string" table:number-rows-spanned="1" table:style-name="TL ColHeader" table:number-columns-spanned="8" office:value-type="string">
            <text:p>Bevolking van gestichten en andere instellingen, onder één bestuur te zamen wonende</text:p>
          </table:table-cell>
          <table:covered-table-cell table:style-name="TL ColHeader" table:number-columns-repeated="7"/>
          <table:table-cell ns41:value-type="string" table:number-rows-spanned="6" table:style-name="TL ColHeader" table:number-columns-spanned="2" office:value-type="string">
            <text:p>Totaal der werkelijke bevolking </text:p>
          </table:table-cell>
          <table:covered-table-cell table:style-name="ce41"/>
          <table:table-cell ns41:value-type="string" table:number-rows-spanned="8" table:style-name="ce50" table:number-columns-spanned="1" office:value-type="string">
            <text:p>Telling</text:p>
          </table:table-cell>
          <table:table-cell ns41:value-type="string" table:number-rows-spanned="8" table:style-name="ce56" table:number-columns-spanned="1" office:value-type="string">
            <text:p>Tabel</text:p>
          </table:table-cell>
          <table:table-cell ns41:value-type="string" table:number-rows-spanned="8" table:style-name="ce56" table:number-columns-spanned="1" office:value-type="string">
            <text:p>Paginanummer links</text:p>
          </table:table-cell>
          <table:table-cell ns41:value-type="string" table:number-rows-spanned="8" table:style-name="ce64" table:number-columns-spanned="1" office:value-type="string">
            <text:p>Paginanummer rechts</text:p>
          </table:table-cell>
          <table:table-cell ns41:value-type="string" table:number-rows-spanned="8" table:style-name="ce56" table:number-columns-spanned="1" office:value-type="string">
            <text:p>Provincie</text:p>
          </table:table-cell>
          <table:table-cell ns41:value-type="string" table:number-rows-spanned="8" table:style-name="ce70" table:number-columns-spanned="1" office:value-type="string">
            <text:p>Imagenummer</text:p>
          </table:table-cell>
          <table:table-cell table:number-columns-repeated="992"/>
        </table:table-row>
        <table:table-row table:style-name="ro3">
          <table:covered-table-cell table:style-name="ce4"/>
          <table:table-cell table:style-name="ce14"/>
          <table:covered-table-cell table:style-name="ce17"/>
          <table:covered-table-cell table:style-name="ce24"/>
          <table:table-cell ns41:value-type="string" table:number-rows-spanned="5" table:style-name="TL ColHeader" table:number-columns-spanned="2" office:value-type="string">
            <text:p>Hoofden van huisgezinnen</text:p>
          </table:table-cell>
          <table:covered-table-cell table:style-name="ce32"/>
          <table:table-cell ns41:value-type="string" table:number-rows-spanned="5" table:style-name="TL ColHeader" table:number-columns-spanned="2" office:value-type="string">
            <text:p>Kinderen</text:p>
          </table:table-cell>
          <table:covered-table-cell table:style-name="ce33"/>
          <table:table-cell ns41:value-type="string" table:number-rows-spanned="5" table:style-name="TL ColHeader" table:number-columns-spanned="2" office:value-type="string">
            <text:p>Personen in dienstbetrekking</text:p>
          </table:table-cell>
          <table:covered-table-cell table:style-name="ce32"/>
          <table:table-cell ns41:value-type="string" table:number-rows-spanned="5" table:style-name="TL ColHeader" table:number-columns-spanned="2" office:value-type="string">
            <text:p>Overige leden der gezinnen</text:p>
          </table:table-cell>
          <table:covered-table-cell table:style-name="ce32"/>
          <table:table-cell ns41:value-type="string" table:number-rows-spanned="5" table:style-name="TL ColHeader" table:number-columns-spanned="2" office:value-type="string">
            <text:p>Totaal</text:p>
          </table:table-cell>
          <table:covered-table-cell table:style-name="ce33"/>
          <table:covered-table-cell table:style-name="TL ColHeader" table:number-columns-repeated="2"/>
          <table:table-cell ns41:value-type="string" table:number-rows-spanned="5" table:style-name="TL ColHeader" table:number-columns-spanned="2" office:value-type="string">
            <text:p>Bestuurders, beambten en bedienden en personen tot hunne gezinnen behoorende</text:p>
          </table:table-cell>
          <table:covered-table-cell table:style-name="ce32"/>
          <table:table-cell ns41:value-type="string" table:number-rows-spanned="5" table:style-name="TL ColHeader" table:number-columns-spanned="2" office:value-type="string">
            <text:p>Bestuurders, beambten en bedienden afzonderlijk levende.</text:p>
          </table:table-cell>
          <table:covered-table-cell table:style-name="ce32"/>
          <table:table-cell ns41:value-type="string" table:number-rows-spanned="5" table:style-name="TL ColHeader" table:number-columns-spanned="2" office:value-type="string">
            <text:p>Bevolking voor wie het gesticht is bestemd</text:p>
          </table:table-cell>
          <table:covered-table-cell table:style-name="ce32"/>
          <table:table-cell ns41:value-type="string" table:number-rows-spanned="5" table:style-name="TL ColHeader" table:number-columns-spanned="2" office:value-type="string">
            <text:p>Totaal</text:p>
          </table:table-cell>
          <table:covered-table-cell table:style-name="ce33"/>
          <table:covered-table-cell table:style-name="ce32"/>
          <table:covered-table-cell table:style-name="ce42"/>
          <table:covered-table-cell table:style-name="ce51"/>
          <table:covered-table-cell table:style-name="ce57" table:number-columns-repeated="2"/>
          <table:covered-table-cell table:style-name="ce65"/>
          <table:covered-table-cell table:style-name="ce57"/>
          <table:covered-table-cell table:style-name="ce71"/>
          <table:table-cell table:number-columns-repeated="992"/>
        </table:table-row>
        <table:table-row table:style-name="ro3">
          <table:covered-table-cell table:style-name="ce4"/>
          <table:table-cell table:style-name="ce14"/>
          <table:covered-table-cell table:style-name="ce17"/>
          <table:covered-table-cell table:style-name="ce24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2"/>
          <table:covered-table-cell table:style-name="ce32"/>
          <table:covered-table-cell table:style-name="ce42"/>
          <table:covered-table-cell table:style-name="ce51"/>
          <table:covered-table-cell table:style-name="ce57" table:number-columns-repeated="2"/>
          <table:covered-table-cell table:style-name="ce65"/>
          <table:covered-table-cell table:style-name="ce57"/>
          <table:covered-table-cell table:style-name="ce71"/>
          <table:table-cell table:number-columns-repeated="992"/>
        </table:table-row>
        <table:table-row table:style-name="ro3">
          <table:covered-table-cell table:style-name="ce4"/>
          <table:table-cell table:style-name="ce14"/>
          <table:covered-table-cell table:style-name="ce17"/>
          <table:covered-table-cell table:style-name="ce24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2"/>
          <table:covered-table-cell table:style-name="ce32"/>
          <table:covered-table-cell table:style-name="ce42"/>
          <table:covered-table-cell table:style-name="ce51"/>
          <table:covered-table-cell table:style-name="ce57" table:number-columns-repeated="2"/>
          <table:covered-table-cell table:style-name="ce65"/>
          <table:covered-table-cell table:style-name="ce57"/>
          <table:covered-table-cell table:style-name="ce71"/>
          <table:table-cell table:number-columns-repeated="992"/>
        </table:table-row>
        <table:table-row table:style-name="ro3">
          <table:covered-table-cell table:style-name="ce4"/>
          <table:table-cell table:style-name="ce14"/>
          <table:covered-table-cell table:style-name="ce17"/>
          <table:covered-table-cell table:style-name="ce24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2"/>
          <table:covered-table-cell table:style-name="ce32"/>
          <table:covered-table-cell table:style-name="ce42"/>
          <table:covered-table-cell table:style-name="ce51"/>
          <table:covered-table-cell table:style-name="ce57" table:number-columns-repeated="2"/>
          <table:covered-table-cell table:style-name="ce65"/>
          <table:covered-table-cell table:style-name="ce57"/>
          <table:covered-table-cell table:style-name="ce71"/>
          <table:table-cell table:number-columns-repeated="992"/>
        </table:table-row>
        <table:table-row table:style-name="ro4">
          <table:covered-table-cell table:style-name="ce4"/>
          <table:table-cell table:style-name="ce14"/>
          <table:covered-table-cell table:style-name="ce17"/>
          <table:covered-table-cell table:style-name="ce24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2"/>
          <table:covered-table-cell table:style-name="ce32"/>
          <table:covered-table-cell table:style-name="ce42"/>
          <table:covered-table-cell table:style-name="ce51"/>
          <table:covered-table-cell table:style-name="ce57" table:number-columns-repeated="2"/>
          <table:covered-table-cell table:style-name="ce65"/>
          <table:covered-table-cell table:style-name="ce57"/>
          <table:covered-table-cell table:style-name="ce71"/>
          <table:table-cell table:number-columns-repeated="992"/>
        </table:table-row>
        <table:table-row table:style-name="ro3">
          <table:table-cell table:number-rows-spanned="2" office:value-type="float" office:value="1" table:style-name="TL ColHeader" table:number-columns-spanned="1" ns41:value-type="float">
            <text:p>1</text:p>
          </table:table-cell>
          <table:table-cell table:style-name="ce14"/>
          <table:table-cell table:number-rows-spanned="2" office:value-type="float" office:value="2" table:style-name="TL ColHeader" table:number-columns-spanned="1" ns41:value-type="float">
            <text:p>2</text:p>
          </table:table-cell>
          <table:table-cell table:number-rows-spanned="2" office:value-type="float" office:value="3" table:style-name="TL ColHeader" table:number-columns-spanned="1" ns41:value-type="float">
            <text:p>3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51"/>
          <table:covered-table-cell table:style-name="ce57" table:number-columns-repeated="2"/>
          <table:covered-table-cell table:style-name="ce65"/>
          <table:covered-table-cell table:style-name="ce57"/>
          <table:covered-table-cell table:style-name="ce71"/>
          <table:table-cell table:number-columns-repeated="992"/>
        </table:table-row>
        <table:table-row table:style-name="ro1">
          <table:covered-table-cell table:style-name="ce5"/>
          <table:table-cell table:style-name="ce14"/>
          <table:covered-table-cell table:style-name="ce18"/>
          <table:covered-table-cell table:style-name="ce25"/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ns41:value-type="float" table:style-name="TL ColHeader" office:value="17" office:value-type="float">
            <text:p>17</text:p>
          </table:table-cell>
          <table:table-cell ns41:value-type="float" table:style-name="TL ColHeader" office:value="18" office:value-type="float">
            <text:p>18</text:p>
          </table:table-cell>
          <table:table-cell ns41:value-type="float" table:style-name="TL ColHeader" office:value="19" office:value-type="float">
            <text:p>19</text:p>
          </table:table-cell>
          <table:table-cell ns41:value-type="float" table:style-name="TL ColHeader" office:value="20" office:value-type="float">
            <text:p>20</text:p>
          </table:table-cell>
          <table:table-cell ns41:value-type="float" table:style-name="TL ColHeader" office:value="21" office:value-type="float">
            <text:p>21</text:p>
          </table:table-cell>
          <table:table-cell ns41:value-type="float" table:style-name="TL ColHeader" office:value="22" office:value-type="float">
            <text:p>22</text:p>
          </table:table-cell>
          <table:table-cell ns41:value-type="float" table:style-name="TL ColHeader" office:value="23" office:value-type="float">
            <text:p>23</text:p>
          </table:table-cell>
          <table:table-cell ns41:value-type="float" table:style-name="TL ColHeader" office:value="24" office:value-type="float">
            <text:p>24</text:p>
          </table:table-cell>
          <table:table-cell ns41:value-type="float" table:style-name="TL ColHeader" office:value="25" office:value-type="float">
            <text:p>25</text:p>
          </table:table-cell>
          <table:covered-table-cell table:style-name="ce52"/>
          <table:covered-table-cell table:style-name="ce58" table:number-columns-repeated="2"/>
          <table:covered-table-cell table:style-name="ce66"/>
          <table:covered-table-cell table:style-name="ce58"/>
          <table:covered-table-cell table:style-name="ce72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TL RowHeader" office:value-type="string">
            <text:p>Delft</text:p>
          </table:table-cell>
          <table:table-cell table:style-name="ce15"/>
          <table:table-cell ns41:value-type="float" table:style-name="TL Data" office:value="5061" office:value-type="float">
            <text:p>5061</text:p>
          </table:table-cell>
          <table:table-cell ns41:value-type="float" table:style-name="TL Data" office:value="5265" office:value-type="float">
            <text:p>5265</text:p>
          </table:table-cell>
          <table:table-cell ns41:value-type="float" table:style-name="TL Data" office:value="4553" office:value-type="float">
            <text:p>4553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5897" office:value-type="float">
            <text:p>5897</text:p>
          </table:table-cell>
          <table:table-cell ns41:value-type="float" table:style-name="TL Data" office:value="5617" office:value-type="float">
            <text:p>561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4997" office:value-type="float">
            <text:p>4997</text:p>
          </table:table-cell>
          <table:table-cell ns41:value-type="float" table:style-name="TL Data" office:value="11386" office:value-type="float">
            <text:p>11386</text:p>
          </table:table-cell>
          <table:table-cell ns41:value-type="float" table:style-name="TL Data" office:value="12223" office:value-type="float">
            <text:p>12223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12268" office:value-type="float">
            <text:p>12268</text:p>
          </table:table-cell>
          <table:table-cell ns41:value-type="float" table:style-name="TL Data" office:value="13076" office:value-type="float">
            <text:p>13076</text:p>
          </table:table-cell>
          <table:table-cell ns41:value-type="string" table:style-name="ce53" office:value-type="string">
            <text:p>VT</text:p>
          </table:table-cell>
          <table:table-cell ns41:value-type="string" table:style-name="ce59" office:value-type="string">
            <text:p>1879_08_H2</text:p>
          </table:table-cell>
          <table:table-cell ns41:value-type="float" table:style-name="ce53" office:value="64" office:value-type="float">
            <text:p>64</text:p>
          </table:table-cell>
          <table:table-cell ns41:value-type="float" table:style-name="ce53" office:value="65" office:value-type="float">
            <text:p>65</text:p>
          </table:table-cell>
          <table:table-cell ns41:value-type="string" table:style-name="ce67" office:value-type="string">
            <text:p>ZH</text:p>
          </table:table-cell>
          <table:table-cell ns41:value-type="string" table:style-name="ce73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ordrecht</text:p>
          </table:table-cell>
          <table:table-cell table:style-name="ce15"/>
          <table:table-cell ns41:value-type="float" table:style-name="TL Data" office:value="4657" office:value-type="float">
            <text:p>4657</text:p>
          </table:table-cell>
          <table:table-cell ns41:value-type="float" table:style-name="TL Data" office:value="6040" office:value-type="float">
            <text:p>6040</text:p>
          </table:table-cell>
          <table:table-cell ns41:value-type="float" table:style-name="TL Data" office:value="5193" office:value-type="float">
            <text:p>5193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5993" office:value-type="float">
            <text:p>5993</text:p>
          </table:table-cell>
          <table:table-cell ns41:value-type="float" table:style-name="TL Data" office:value="6076" office:value-type="float">
            <text:p>6076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202" office:value-type="float">
            <text:p>1202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5739" office:value-type="float">
            <text:p>5739</text:p>
          </table:table-cell>
          <table:table-cell ns41:value-type="float" table:style-name="TL Data" office:value="12019" office:value-type="float">
            <text:p>12019</text:p>
          </table:table-cell>
          <table:table-cell ns41:value-type="float" table:style-name="TL Data" office:value="13864" office:value-type="float">
            <text:p>13864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12574" office:value-type="float">
            <text:p>12574</text:p>
          </table:table-cell>
          <table:table-cell ns41:value-type="float" table:style-name="TL Data" office:value="14680" office:value-type="float">
            <text:p>1468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ouda</text:p>
          </table:table-cell>
          <table:table-cell table:style-name="ce15"/>
          <table:table-cell ns41:value-type="float" table:style-name="TL Data" office:value="4162" office:value-type="float">
            <text:p>4162</text:p>
          </table:table-cell>
          <table:table-cell ns41:value-type="float" table:style-name="TL Data" office:value="4054" office:value-type="float">
            <text:p>4054</text:p>
          </table:table-cell>
          <table:table-cell ns41:value-type="float" table:style-name="TL Data" office:value="3598" office:value-type="float">
            <text:p>3598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3991" office:value-type="float">
            <text:p>3991</text:p>
          </table:table-cell>
          <table:table-cell ns41:value-type="float" table:style-name="TL Data" office:value="4072" office:value-type="float">
            <text:p>407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4035" office:value-type="float">
            <text:p>4035</text:p>
          </table:table-cell>
          <table:table-cell ns41:value-type="float" table:style-name="TL Data" office:value="8260" office:value-type="float">
            <text:p>8260</text:p>
          </table:table-cell>
          <table:table-cell ns41:value-type="float" table:style-name="TL Data" office:value="9210" office:value-type="float">
            <text:p>9210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8523" office:value-type="float">
            <text:p>8523</text:p>
          </table:table-cell>
          <table:table-cell ns41:value-type="float" table:style-name="TL Data" office:value="9583" office:value-type="float">
            <text:p>958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<text:s/>'s Gravenhage</text:p>
          </table:table-cell>
          <table:table-cell table:style-name="ce15"/>
          <table:table-cell ns41:value-type="float" table:style-name="TL Data" office:value="21064" office:value-type="float">
            <text:p>21064</text:p>
          </table:table-cell>
          <table:table-cell ns41:value-type="float" table:style-name="TL Data" office:value="23825" office:value-type="float">
            <text:p>23825</text:p>
          </table:table-cell>
          <table:table-cell ns41:value-type="float" table:style-name="TL Data" office:value="20019" office:value-type="float">
            <text:p>20019</text:p>
          </table:table-cell>
          <table:table-cell ns41:value-type="float" table:style-name="TL Data" office:value="3806" office:value-type="float">
            <text:p>3806</text:p>
          </table:table-cell>
          <table:table-cell ns41:value-type="float" table:style-name="TL Data" office:value="25201" office:value-type="float">
            <text:p>25201</text:p>
          </table:table-cell>
          <table:table-cell ns41:value-type="float" table:style-name="TL Data" office:value="25792" office:value-type="float">
            <text:p>25792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5974" office:value-type="float">
            <text:p>5974</text:p>
          </table:table-cell>
          <table:table-cell ns41:value-type="float" table:style-name="TL Data" office:value="2932" office:value-type="float">
            <text:p>2932</text:p>
          </table:table-cell>
          <table:table-cell ns41:value-type="float" table:style-name="TL Data" office:value="22709" office:value-type="float">
            <text:p>22709</text:p>
          </table:table-cell>
          <table:table-cell ns41:value-type="float" table:style-name="TL Data" office:value="48717" office:value-type="float">
            <text:p>48717</text:p>
          </table:table-cell>
          <table:table-cell ns41:value-type="float" table:style-name="TL Data" office:value="58281" office:value-type="float">
            <text:p>58281</text:p>
          </table:table-cell>
          <table:table-cell ns41:value-type="float" table:style-name="TL Data" office:value="1047" office:value-type="float">
            <text:p>1047</text:p>
          </table:table-cell>
          <table:table-cell ns41:value-type="float" table:style-name="TL Data" office:value="2084" office:value-type="float">
            <text:p>208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069" office:value-type="float">
            <text:p>2069</text:p>
          </table:table-cell>
          <table:table-cell ns41:value-type="float" table:style-name="TL Data" office:value="1217" office:value-type="float">
            <text:p>1217</text:p>
          </table:table-cell>
          <table:table-cell ns41:value-type="float" table:style-name="TL Data" office:value="2195" office:value-type="float">
            <text:p>2195</text:p>
          </table:table-cell>
          <table:table-cell ns41:value-type="float" table:style-name="TL Data" office:value="1454" office:value-type="float">
            <text:p>1454</text:p>
          </table:table-cell>
          <table:table-cell ns41:value-type="float" table:style-name="TL Data" office:value="51833" office:value-type="float">
            <text:p>51833</text:p>
          </table:table-cell>
          <table:table-cell ns41:value-type="float" table:style-name="TL Data" office:value="61582" office:value-type="float">
            <text:p>6158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eiden</text:p>
          </table:table-cell>
          <table:table-cell table:style-name="ce15"/>
          <table:table-cell ns41:value-type="float" table:style-name="TL Data" office:value="7494" office:value-type="float">
            <text:p>7494</text:p>
          </table:table-cell>
          <table:table-cell ns41:value-type="float" table:style-name="TL Data" office:value="8429" office:value-type="float">
            <text:p>8429</text:p>
          </table:table-cell>
          <table:table-cell ns41:value-type="float" table:style-name="TL Data" office:value="7148" office:value-type="float">
            <text:p>7148</text:p>
          </table:table-cell>
          <table:table-cell ns41:value-type="float" table:style-name="TL Data" office:value="1281" office:value-type="float">
            <text:p>1281</text:p>
          </table:table-cell>
          <table:table-cell ns41:value-type="float" table:style-name="TL Data" office:value="9326" office:value-type="float">
            <text:p>9326</text:p>
          </table:table-cell>
          <table:table-cell ns41:value-type="float" table:style-name="TL Data" office:value="9610" office:value-type="float">
            <text:p>9610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496" office:value-type="float">
            <text:p>1496</text:p>
          </table:table-cell>
          <table:table-cell ns41:value-type="float" table:style-name="TL Data" office:value="1093" office:value-type="float">
            <text:p>1093</text:p>
          </table:table-cell>
          <table:table-cell ns41:value-type="float" table:style-name="TL Data" office:value="8168" office:value-type="float">
            <text:p>8168</text:p>
          </table:table-cell>
          <table:table-cell ns41:value-type="float" table:style-name="TL Data" office:value="17719" office:value-type="float">
            <text:p>17719</text:p>
          </table:table-cell>
          <table:table-cell ns41:value-type="float" table:style-name="TL Data" office:value="20555" office:value-type="float">
            <text:p>20555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19209" office:value-type="float">
            <text:p>19209</text:p>
          </table:table-cell>
          <table:table-cell ns41:value-type="float" table:style-name="TL Data" office:value="21587" office:value-type="float">
            <text:p>2158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table:style-name="ce15"/>
          <table:table-cell ns41:value-type="float" table:style-name="TL Data" office:value="14386" office:value-type="float">
            <text:p>14386</text:p>
          </table:table-cell>
          <table:table-cell ns41:value-type="float" table:style-name="TL Data" office:value="32627" office:value-type="float">
            <text:p>32627</text:p>
          </table:table-cell>
          <table:table-cell ns41:value-type="float" table:style-name="TL Data" office:value="27405" office:value-type="float">
            <text:p>27405</text:p>
          </table:table-cell>
          <table:table-cell ns41:value-type="float" table:style-name="TL Data" office:value="5222" office:value-type="float">
            <text:p>5222</text:p>
          </table:table-cell>
          <table:table-cell ns41:value-type="float" table:style-name="TL Data" office:value="33756" office:value-type="float">
            <text:p>33756</text:p>
          </table:table-cell>
          <table:table-cell ns41:value-type="float" table:style-name="TL Data" office:value="33225" office:value-type="float">
            <text:p>33225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5919" office:value-type="float">
            <text:p>5919</text:p>
          </table:table-cell>
          <table:table-cell ns41:value-type="float" table:style-name="TL Data" office:value="4640" office:value-type="float">
            <text:p>4640</text:p>
          </table:table-cell>
          <table:table-cell ns41:value-type="float" table:style-name="TL Data" office:value="31409" office:value-type="float">
            <text:p>31409</text:p>
          </table:table-cell>
          <table:table-cell ns41:value-type="float" table:style-name="TL Data" office:value="66298" office:value-type="float">
            <text:p>66298</text:p>
          </table:table-cell>
          <table:table-cell ns41:value-type="float" table:style-name="TL Data" office:value="75775" office:value-type="float">
            <text:p>75775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2518" office:value-type="float">
            <text:p>251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325" office:value-type="float">
            <text:p>1325</text:p>
          </table:table-cell>
          <table:table-cell ns41:value-type="float" table:style-name="TL Data" office:value="1126" office:value-type="float">
            <text:p>1126</text:p>
          </table:table-cell>
          <table:table-cell ns41:value-type="float" table:style-name="TL Data" office:value="1420" office:value-type="float">
            <text:p>1420</text:p>
          </table:table-cell>
          <table:table-cell ns41:value-type="float" table:style-name="TL Data" office:value="1369" office:value-type="float">
            <text:p>1369</text:p>
          </table:table-cell>
          <table:table-cell ns41:value-type="float" table:style-name="TL Data" office:value="68442" office:value-type="float">
            <text:p>68442</text:p>
          </table:table-cell>
          <table:table-cell ns41:value-type="float" table:style-name="TL Data" office:value="79419" office:value-type="float">
            <text:p>7941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chiedam</text:p>
          </table:table-cell>
          <table:table-cell table:style-name="ce15"/>
          <table:table-cell ns41:value-type="float" table:style-name="TL Data" office:value="4354" office:value-type="float">
            <text:p>4354</text:p>
          </table:table-cell>
          <table:table-cell ns41:value-type="float" table:style-name="TL Data" office:value="4871" office:value-type="float">
            <text:p>4871</text:p>
          </table:table-cell>
          <table:table-cell ns41:value-type="float" table:style-name="TL Data" office:value="4179" office:value-type="float">
            <text:p>4179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5852" office:value-type="float">
            <text:p>5852</text:p>
          </table:table-cell>
          <table:table-cell ns41:value-type="float" table:style-name="TL Data" office:value="5603" office:value-type="float">
            <text:p>560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4632" office:value-type="float">
            <text:p>4632</text:p>
          </table:table-cell>
          <table:table-cell ns41:value-type="float" table:style-name="TL Data" office:value="10829" office:value-type="float">
            <text:p>10829</text:p>
          </table:table-cell>
          <table:table-cell ns41:value-type="float" table:style-name="TL Data" office:value="11561" office:value-type="float">
            <text:p>1156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1031" office:value-type="float">
            <text:p>11031</text:p>
          </table:table-cell>
          <table:table-cell ns41:value-type="float" table:style-name="TL Data" office:value="12002" office:value-type="float">
            <text:p>1200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Totaal</text:p>
          </table:table-cell>
          <table:table-cell table:style-name="ce15"/>
          <table:table-cell table:formula="of:=SUM([.C12:.C18])" ns41:value-type="float" table:style-name="TL Data" office:value-type="float" office:value="61178">
            <text:p>61178</text:p>
          </table:table-cell>
          <table:table-cell table:formula="of:=SUM([.D12:.D18])" ns41:value-type="float" table:style-name="TL Data" office:value-type="float" office:value="85111">
            <text:p>85111</text:p>
          </table:table-cell>
          <table:table-cell table:formula="of:=SUM([.E12:.E18])" ns41:value-type="float" table:style-name="TL Data" office:value-type="float" office:value="72095">
            <text:p>72095</text:p>
          </table:table-cell>
          <table:table-cell table:formula="of:=SUM([.F12:.F18])" ns41:value-type="float" table:style-name="TL Data" office:value-type="float" office:value="13016">
            <text:p>13016</text:p>
          </table:table-cell>
          <table:table-cell table:formula="of:=SUM([.G12:.G18])" ns41:value-type="float" table:style-name="TL Data" office:value-type="float" office:value="90016">
            <text:p>90016</text:p>
          </table:table-cell>
          <table:table-cell table:formula="of:=SUM([.H12:.H18])" ns41:value-type="float" table:style-name="TL Data" office:value-type="float" office:value="89995">
            <text:p>89995</text:p>
          </table:table-cell>
          <table:table-cell table:formula="of:=SUM([.I12:.I18])" ns41:value-type="float" table:style-name="TL Data" office:value-type="float" office:value="1606">
            <text:p>1606</text:p>
          </table:table-cell>
          <table:table-cell table:formula="of:=SUM([.J12:.J18])" ns41:value-type="float" table:style-name="TL Data" office:value-type="float" office:value="16769">
            <text:p>16769</text:p>
          </table:table-cell>
          <table:table-cell table:formula="of:=SUM([.K12:.K18])" ns41:value-type="float" table:style-name="TL Data" office:value-type="float" office:value="11511">
            <text:p>11511</text:p>
          </table:table-cell>
          <table:table-cell table:formula="of:=SUM([.L12:.L18])" ns41:value-type="float" table:style-name="TL Data" office:value-type="float" office:value="81689">
            <text:p>81689</text:p>
          </table:table-cell>
          <table:table-cell table:formula="of:=SUM([.M12:.M18])" ns41:value-type="float" table:style-name="TL Data" office:value-type="float" office:value="175228">
            <text:p>175228</text:p>
          </table:table-cell>
          <table:table-cell table:formula="of:=SUM([.N12:.N18])" ns41:value-type="float" table:style-name="TL Data" office:value-type="float" office:value="201469">
            <text:p>201469</text:p>
          </table:table-cell>
          <table:table-cell table:formula="of:=SUM([.O12:.O18])" ns41:value-type="float" table:style-name="TL Data" office:value-type="float" office:value="3384">
            <text:p>3384</text:p>
          </table:table-cell>
          <table:table-cell table:formula="of:=SUM([.P12:.P18])" ns41:value-type="float" table:style-name="TL Data" office:value-type="float" office:value="6699">
            <text:p>6699</text:p>
          </table:table-cell>
          <table:table-cell table:formula="of:=SUM([.Q12:.Q18])" ns41:value-type="float" table:style-name="TL Data" office:value-type="float" office:value="365">
            <text:p>365</text:p>
          </table:table-cell>
          <table:table-cell table:formula="of:=SUM([.R12:.R18])" ns41:value-type="float" table:style-name="TL Data" office:value-type="float" office:value="484">
            <text:p>484</text:p>
          </table:table-cell>
          <table:table-cell table:formula="of:=SUM([.S12:.S18])" ns41:value-type="float" table:style-name="TL Data" office:value-type="float" office:value="199">
            <text:p>199</text:p>
          </table:table-cell>
          <table:table-cell table:formula="of:=SUM([.T12:.T18])" ns41:value-type="float" table:style-name="TL Data" office:value-type="float" office:value="387">
            <text:p>387</text:p>
          </table:table-cell>
          <table:table-cell table:formula="of:=SUM([.U12:.U18])" ns41:value-type="float" table:style-name="TL Data" office:value-type="float" office:value="5268">
            <text:p>5268</text:p>
          </table:table-cell>
          <table:table-cell table:formula="of:=SUM([.V12:.V18])" ns41:value-type="float" table:style-name="TL Data" office:value-type="float" office:value="3761">
            <text:p>3761</text:p>
          </table:table-cell>
          <table:table-cell table:formula="of:=SUM([.W12:.W18])" ns41:value-type="float" table:style-name="TL Data" office:value-type="float" office:value="5832">
            <text:p>5832</text:p>
          </table:table-cell>
          <table:table-cell table:formula="of:=SUM([.X12:.X18])" ns41:value-type="float" table:style-name="TL Data" office:value-type="float" office:value="4632">
            <text:p>4632</text:p>
          </table:table-cell>
          <table:table-cell table:formula="of:=SUM([.Y12:.Y18])" ns41:value-type="float" table:style-name="TL Data" office:value-type="float" office:value="183880">
            <text:p>183880</text:p>
          </table:table-cell>
          <table:table-cell table:formula="of:=SUM([.Z12:.Z18])" ns41:value-type="float" table:style-name="TL Data" office:value-type="float" office:value="211929">
            <text:p>21192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Aar (Ter)</text:p>
          </table:table-cell>
          <table:table-cell table:style-name="ce15"/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1046" office:value-type="float">
            <text:p>1046</text:p>
          </table:table-cell>
          <table:table-cell ns41:value-type="float" table:style-name="TL Data" office:value="1073" office:value-type="float">
            <text:p>107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66" office:value-type="float">
            <text:p>1066</text:p>
          </table:table-cell>
          <table:table-cell ns41:value-type="float" table:style-name="TL Data" office:value="1090" office:value-type="float">
            <text:p>109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Aarlanderveen</text:p>
          </table:table-cell>
          <table:table-cell table:style-name="ce15"/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1446" office:value-type="float">
            <text:p>1446</text:p>
          </table:table-cell>
          <table:table-cell ns41:value-type="float" table:style-name="TL Data" office:value="1424" office:value-type="float">
            <text:p>142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460" office:value-type="float">
            <text:p>1460</text:p>
          </table:table-cell>
          <table:table-cell ns41:value-type="float" table:style-name="TL Data" office:value="1453" office:value-type="float">
            <text:p>145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Abbenbroek</text:p>
          </table:table-cell>
          <table:table-cell table:style-name="ce15"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61" office:value-type="float">
            <text:p>36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Alblas (Oud)</text:p>
          </table:table-cell>
          <table:table-cell table:style-name="ce15"/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501" office:value-type="float">
            <text:p>50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Alblasserdam</text:p>
          </table:table-cell>
          <table:table-cell table:style-name="ce15"/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112" office:value-type="float">
            <text:p>1112</text:p>
          </table:table-cell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2068" office:value-type="float">
            <text:p>2068</text:p>
          </table:table-cell>
          <table:table-cell ns41:value-type="float" table:style-name="TL Data" office:value="2042" office:value-type="float">
            <text:p>204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088" office:value-type="float">
            <text:p>2088</text:p>
          </table:table-cell>
          <table:table-cell ns41:value-type="float" table:style-name="TL Data" office:value="2078" office:value-type="float">
            <text:p>207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Alkemade</text:p>
          </table:table-cell>
          <table:table-cell table:style-name="ce15"/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2000" office:value-type="float">
            <text:p>2000</text:p>
          </table:table-cell>
          <table:table-cell ns41:value-type="float" table:style-name="TL Data" office:value="1999" office:value-type="float">
            <text:p>199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16" office:value-type="float">
            <text:p>2016</text:p>
          </table:table-cell>
          <table:table-cell ns41:value-type="float" table:style-name="TL Data" office:value="2046" office:value-type="float">
            <text:p>204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Alphen</text:p>
          </table:table-cell>
          <table:table-cell table:style-name="ce15"/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1711" office:value-type="float">
            <text:p>1711</text:p>
          </table:table-cell>
          <table:table-cell ns41:value-type="float" table:style-name="TL Data" office:value="1837" office:value-type="float">
            <text:p>183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44" office:value-type="float">
            <text:p>1744</text:p>
          </table:table-cell>
          <table:table-cell ns41:value-type="float" table:style-name="TL Data" office:value="1895" office:value-type="float">
            <text:p>189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Ameide</text:p>
          </table:table-cell>
          <table:table-cell table:style-name="ce15"/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720" office:value-type="float">
            <text:p>72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Ammerstol</text:p>
          </table:table-cell>
          <table:table-cell table:style-name="ce15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445" office:value-type="float">
            <text:p>44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Arkel</text:p>
          </table:table-cell>
          <table:table-cell table:style-name="ce15"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56" office:value-type="float">
            <text:p>35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Asperen</text:p>
          </table:table-cell>
          <table:table-cell table:style-name="ce15"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736" office:value-type="float">
            <text:p>73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arendrecht (Oost en West)</text:p>
          </table:table-cell>
          <table:table-cell table:style-name="ce15"/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1585" office:value-type="float">
            <text:p>1585</text:p>
          </table:table-cell>
          <table:table-cell ns41:value-type="float" table:style-name="TL Data" office:value="1600" office:value-type="float">
            <text:p>160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591" office:value-type="float">
            <text:p>1591</text:p>
          </table:table-cell>
          <table:table-cell ns41:value-type="float" table:style-name="TL Data" office:value="1610" office:value-type="float">
            <text:p>161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arwoutswaarder</text:p>
          </table:table-cell>
          <table:table-cell table:style-name="ce15"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382" office:value-type="float">
            <text:p>38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eijerland (Nieuw)</text:p>
          </table:table-cell>
          <table:table-cell table:style-name="ce15"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775" office:value-type="float">
            <text:p>77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eijerland (Oud)</text:p>
          </table:table-cell>
          <table:table-cell table:style-name="ce15"/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309" office:value-type="float">
            <text:p>1309</text:p>
          </table:table-cell>
          <table:table-cell ns41:value-type="float" table:style-name="TL Data" office:value="1179" office:value-type="float">
            <text:p>117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085" office:value-type="float">
            <text:p>1085</text:p>
          </table:table-cell>
          <table:table-cell ns41:value-type="float" table:style-name="TL Data" office:value="2471" office:value-type="float">
            <text:p>2471</text:p>
          </table:table-cell>
          <table:table-cell ns41:value-type="float" table:style-name="TL Data" office:value="2459" office:value-type="float">
            <text:p>245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02" office:value-type="float">
            <text:p>2502</text:p>
          </table:table-cell>
          <table:table-cell ns41:value-type="float" table:style-name="TL Data" office:value="2525" office:value-type="float">
            <text:p>252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eijerland (Zuid)</text:p>
          </table:table-cell>
          <table:table-cell table:style-name="ce15"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947" office:value-type="float">
            <text:p>94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964" office:value-type="float">
            <text:p>96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enthuizen</text:p>
          </table:table-cell>
          <table:table-cell table:style-name="ce15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11" office:value-type="float">
            <text:p>31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ergambacht</text:p>
          </table:table-cell>
          <table:table-cell table:style-name="ce15"/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1303" office:value-type="float">
            <text:p>1303</text:p>
          </table:table-cell>
          <table:table-cell ns41:value-type="float" table:style-name="TL Data" office:value="1220" office:value-type="float">
            <text:p>122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315" office:value-type="float">
            <text:p>1315</text:p>
          </table:table-cell>
          <table:table-cell ns41:value-type="float" table:style-name="TL Data" office:value="1237" office:value-type="float">
            <text:p>123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ergschenhoek</text:p>
          </table:table-cell>
          <table:table-cell table:style-name="ce15"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518" office:value-type="float">
            <text:p>51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erkel en Rodenrijs</text:p>
          </table:table-cell>
          <table:table-cell table:style-name="ce15"/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801" office:value-type="float">
            <text:p>80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erkenwoude</text:p>
          </table:table-cell>
          <table:table-cell table:style-name="ce15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01" office:value-type="float">
            <text:p>30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leiswijk</text:p>
          </table:table-cell>
          <table:table-cell table:style-name="ce15"/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764" office:value-type="float">
            <text:p>76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leskensgraaf en Hofwegen</text:p>
          </table:table-cell>
          <table:table-cell table:style-name="ce15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59" office:value-type="float">
            <text:p>45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odegraven</text:p>
          </table:table-cell>
          <table:table-cell table:style-name="ce15"/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1543" office:value-type="float">
            <text:p>1543</text:p>
          </table:table-cell>
          <table:table-cell ns41:value-type="float" table:style-name="TL Data" office:value="1716" office:value-type="float">
            <text:p>171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73" office:value-type="float">
            <text:p>1573</text:p>
          </table:table-cell>
          <table:table-cell ns41:value-type="float" table:style-name="TL Data" office:value="1754" office:value-type="float">
            <text:p>175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ommel (den)</text:p>
          </table:table-cell>
          <table:table-cell table:style-name="ce15"/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738" office:value-type="float">
            <text:p>73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oskoop</text:p>
          </table:table-cell>
          <table:table-cell table:style-name="ce15"/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1258" office:value-type="float">
            <text:p>1258</text:p>
          </table:table-cell>
          <table:table-cell ns41:value-type="float" table:style-name="TL Data" office:value="1328" office:value-type="float">
            <text:p>132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73" office:value-type="float">
            <text:p>1273</text:p>
          </table:table-cell>
          <table:table-cell ns41:value-type="float" table:style-name="TL Data" office:value="1349" office:value-type="float">
            <text:p>134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randwijk</text:p>
          </table:table-cell>
          <table:table-cell table:style-name="ce15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400" office:value-type="float">
            <text:p>40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rielle</text:p>
          </table:table-cell>
          <table:table-cell table:style-name="ce15"/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076" office:value-type="float">
            <text:p>1076</text:p>
          </table:table-cell>
          <table:table-cell ns41:value-type="float" table:style-name="TL Data" office:value="1058" office:value-type="float">
            <text:p>105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1985" office:value-type="float">
            <text:p>1985</text:p>
          </table:table-cell>
          <table:table-cell ns41:value-type="float" table:style-name="TL Data" office:value="2193" office:value-type="float">
            <text:p>219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107" office:value-type="float">
            <text:p>2107</text:p>
          </table:table-cell>
          <table:table-cell ns41:value-type="float" table:style-name="TL Data" office:value="2333" office:value-type="float">
            <text:p>233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Capelle aan den IJssel</text:p>
          </table:table-cell>
          <table:table-cell table:style-name="ce15"/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1452" office:value-type="float">
            <text:p>1452</text:p>
          </table:table-cell>
          <table:table-cell ns41:value-type="float" table:style-name="TL Data" office:value="1346" office:value-type="float">
            <text:p>134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457" office:value-type="float">
            <text:p>1457</text:p>
          </table:table-cell>
          <table:table-cell ns41:value-type="float" table:style-name="TL Data" office:value="1359" office:value-type="float">
            <text:p>135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Charlois</text:p>
          </table:table-cell>
          <table:table-cell table:style-name="ce15"/>
          <table:table-cell ns41:value-type="float" table:style-name="TL Data" office:value="1646" office:value-type="float">
            <text:p>1646</text:p>
          </table:table-cell>
          <table:table-cell ns41:value-type="float" table:style-name="TL Data" office:value="1615" office:value-type="float">
            <text:p>1615</text:p>
          </table:table-cell>
          <table:table-cell ns41:value-type="float" table:style-name="TL Data" office:value="1476" office:value-type="float">
            <text:p>1476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177" office:value-type="float">
            <text:p>2177</text:p>
          </table:table-cell>
          <table:table-cell ns41:value-type="float" table:style-name="TL Data" office:value="2010" office:value-type="float">
            <text:p>201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567" office:value-type="float">
            <text:p>1567</text:p>
          </table:table-cell>
          <table:table-cell ns41:value-type="float" table:style-name="TL Data" office:value="3883" office:value-type="float">
            <text:p>3883</text:p>
          </table:table-cell>
          <table:table-cell ns41:value-type="float" table:style-name="TL Data" office:value="3862" office:value-type="float">
            <text:p>386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900" office:value-type="float">
            <text:p>3900</text:p>
          </table:table-cell>
          <table:table-cell ns41:value-type="float" table:style-name="TL Data" office:value="3913" office:value-type="float">
            <text:p>391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elfshaven</text:p>
          </table:table-cell>
          <table:table-cell table:style-name="ce15"/>
          <table:table-cell ns41:value-type="float" table:style-name="TL Data" office:value="1602" office:value-type="float">
            <text:p>1602</text:p>
          </table:table-cell>
          <table:table-cell ns41:value-type="float" table:style-name="TL Data" office:value="2537" office:value-type="float">
            <text:p>2537</text:p>
          </table:table-cell>
          <table:table-cell ns41:value-type="float" table:style-name="TL Data" office:value="2253" office:value-type="float">
            <text:p>2253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929" office:value-type="float">
            <text:p>2929</text:p>
          </table:table-cell>
          <table:table-cell ns41:value-type="float" table:style-name="TL Data" office:value="2797" office:value-type="float">
            <text:p>279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2469" office:value-type="float">
            <text:p>2469</text:p>
          </table:table-cell>
          <table:table-cell ns41:value-type="float" table:style-name="TL Data" office:value="5543" office:value-type="float">
            <text:p>5543</text:p>
          </table:table-cell>
          <table:table-cell ns41:value-type="float" table:style-name="TL Data" office:value="5714" office:value-type="float">
            <text:p>57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570" office:value-type="float">
            <text:p>5570</text:p>
          </table:table-cell>
          <table:table-cell ns41:value-type="float" table:style-name="TL Data" office:value="5844" office:value-type="float">
            <text:p>584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irksland</text:p>
          </table:table-cell>
          <table:table-cell table:style-name="ce15"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1087" office:value-type="float">
            <text:p>1087</text:p>
          </table:table-cell>
          <table:table-cell ns41:value-type="float" table:style-name="TL Data" office:value="1105" office:value-type="float">
            <text:p>110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095" office:value-type="float">
            <text:p>1095</text:p>
          </table:table-cell>
          <table:table-cell ns41:value-type="float" table:style-name="TL Data" office:value="1131" office:value-type="float">
            <text:p>113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ubbeldam</text:p>
          </table:table-cell>
          <table:table-cell table:style-name="ce15"/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137" office:value-type="float">
            <text:p>1137</text:p>
          </table:table-cell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1984" office:value-type="float">
            <text:p>1984</text:p>
          </table:table-cell>
          <table:table-cell ns41:value-type="float" table:style-name="TL Data" office:value="1829" office:value-type="float">
            <text:p>182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990" office:value-type="float">
            <text:p>1990</text:p>
          </table:table-cell>
          <table:table-cell ns41:value-type="float" table:style-name="TL Data" office:value="1852" office:value-type="float">
            <text:p>185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Everdingen</text:p>
          </table:table-cell>
          <table:table-cell table:style-name="ce15"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546" office:value-type="float">
            <text:p>54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eervliet</text:p>
          </table:table-cell>
          <table:table-cell table:style-name="ce15"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588" office:value-type="float">
            <text:p>58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iessendam</text:p>
          </table:table-cell>
          <table:table-cell table:style-name="ce15"/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1545" office:value-type="float">
            <text:p>1545</text:p>
          </table:table-cell>
          <table:table-cell ns41:value-type="float" table:style-name="TL Data" office:value="1516" office:value-type="float">
            <text:p>15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558" office:value-type="float">
            <text:p>1558</text:p>
          </table:table-cell>
          <table:table-cell ns41:value-type="float" table:style-name="TL Data" office:value="1537" office:value-type="float">
            <text:p>153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iessen Nieuwkerk</text:p>
          </table:table-cell>
          <table:table-cell table:style-name="ce15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413" office:value-type="float">
            <text:p>41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oedereede</text:p>
          </table:table-cell>
          <table:table-cell table:style-name="ce15"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512" office:value-type="float">
            <text:p>51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orinchem</text:p>
          </table:table-cell>
          <table:table-cell table:style-name="ce15"/>
          <table:table-cell ns41:value-type="float" table:style-name="TL Data" office:value="2000" office:value-type="float">
            <text:p>2000</text:p>
          </table:table-cell>
          <table:table-cell ns41:value-type="float" table:style-name="TL Data" office:value="2057" office:value-type="float">
            <text:p>2057</text:p>
          </table:table-cell>
          <table:table-cell ns41:value-type="float" table:style-name="TL Data" office:value="1739" office:value-type="float">
            <text:p>1739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2100" office:value-type="float">
            <text:p>2100</text:p>
          </table:table-cell>
          <table:table-cell ns41:value-type="float" table:style-name="TL Data" office:value="2219" office:value-type="float">
            <text:p>221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2000" office:value-type="float">
            <text:p>2000</text:p>
          </table:table-cell>
          <table:table-cell ns41:value-type="float" table:style-name="TL Data" office:value="4264" office:value-type="float">
            <text:p>4264</text:p>
          </table:table-cell>
          <table:table-cell ns41:value-type="float" table:style-name="TL Data" office:value="4976" office:value-type="float">
            <text:p>497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4523" office:value-type="float">
            <text:p>4523</text:p>
          </table:table-cell>
          <table:table-cell ns41:value-type="float" table:style-name="TL Data" office:value="5169" office:value-type="float">
            <text:p>516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ouderak</text:p>
          </table:table-cell>
          <table:table-cell table:style-name="ce15"/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849" office:value-type="float">
            <text:p>84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oudriaan</text:p>
          </table:table-cell>
          <table:table-cell table:style-name="ce15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10" office:value-type="float">
            <text:p>31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oudswaard</text:p>
          </table:table-cell>
          <table:table-cell table:style-name="ce15"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586" office:value-type="float">
            <text:p>58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<text:s/>'s Gravendeel</text:p>
          </table:table-cell>
          <table:table-cell table:style-name="ce15"/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035" office:value-type="float">
            <text:p>1035</text:p>
          </table:table-cell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1851" office:value-type="float">
            <text:p>1851</text:p>
          </table:table-cell>
          <table:table-cell ns41:value-type="float" table:style-name="TL Data" office:value="1793" office:value-type="float">
            <text:p>179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861" office:value-type="float">
            <text:p>1861</text:p>
          </table:table-cell>
          <table:table-cell ns41:value-type="float" table:style-name="TL Data" office:value="1820" office:value-type="float">
            <text:p>182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<text:s/>'s Gravesande</text:p>
          </table:table-cell>
          <table:table-cell table:style-name="ce15"/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374" office:value-type="float">
            <text:p>1374</text:p>
          </table:table-cell>
          <table:table-cell ns41:value-type="float" table:style-name="TL Data" office:value="1246" office:value-type="float">
            <text:p>124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2375" office:value-type="float">
            <text:p>2375</text:p>
          </table:table-cell>
          <table:table-cell ns41:value-type="float" table:style-name="TL Data" office:value="2274" office:value-type="float">
            <text:p>227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388" office:value-type="float">
            <text:p>2388</text:p>
          </table:table-cell>
          <table:table-cell ns41:value-type="float" table:style-name="TL Data" office:value="2291" office:value-type="float">
            <text:p>229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root Ammers</text:p>
          </table:table-cell>
          <table:table-cell table:style-name="ce15"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639" office:value-type="float">
            <office:annotation draw:style-name="gr1" svg:height="1.1cm" draw:caption-point-y="0.284cm" svg:width="3.002cm" svg:x="46.61cm" draw:caption-point-x="-0.424cm" svg:y="29.248cm" draw:text-style-name="P1">
              <dc:creator>CDM</dc:creator>
              <dc:date>2014-12-12T00:00:00</dc:date>
              <text:p text:style-name="P1"><text:span text:style-name="T1">laatste cijfer kan ook een 0 zijn</text:span></text:p>
              <text:p text:style-name="P1"><text:span text:style-name="T1"/></text:p>
            </office:annotation>
            <text:p>63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aastrecht</text:p>
          </table:table-cell>
          <table:table-cell table:style-name="ce15"/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836" office:value-type="float">
            <text:p>83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agestein</text:p>
          </table:table-cell>
          <table:table-cell table:style-name="ce15"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406" office:value-type="float">
            <text:p>40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ardinxveld</text:p>
          </table:table-cell>
          <table:table-cell table:style-name="ce15"/>
          <table:table-cell ns41:value-type="float" table:style-name="TL Data" office:value="934" office:value-type="float">
            <text:p>934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247" office:value-type="float">
            <text:p>1247</text:p>
          </table:table-cell>
          <table:table-cell ns41:value-type="float" table:style-name="TL Data" office:value="1040" office:value-type="float">
            <text:p>104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2201" office:value-type="float">
            <text:p>2201</text:p>
          </table:table-cell>
          <table:table-cell ns41:value-type="float" table:style-name="TL Data" office:value="2075" office:value-type="float">
            <text:p>207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212" office:value-type="float">
            <text:p>2212</text:p>
          </table:table-cell>
          <table:table-cell ns41:value-type="float" table:style-name="TL Data" office:value="2114" office:value-type="float">
            <text:p>211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azerswoude</text:p>
          </table:table-cell>
          <table:table-cell table:style-name="ce15"/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1607" office:value-type="float">
            <text:p>1607</text:p>
          </table:table-cell>
          <table:table-cell ns41:value-type="float" table:style-name="TL Data" office:value="1564" office:value-type="float">
            <text:p>156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622" office:value-type="float">
            <text:p>1622</text:p>
          </table:table-cell>
          <table:table-cell ns41:value-type="float" table:style-name="TL Data" office:value="1598" office:value-type="float">
            <text:p>159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envliet</text:p>
          </table:table-cell>
          <table:table-cell table:style-name="ce15"/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674" office:value-type="float">
            <text:p>67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erjansdam</text:p>
          </table:table-cell>
          <table:table-cell table:style-name="ce15"/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746" office:value-type="float">
            <text:p>74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i- en Boeicop</text:p>
          </table:table-cell>
          <table:table-cell table:style-name="ce15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81" office:value-type="float">
            <text:p>28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inenoord</text:p>
          </table:table-cell>
          <table:table-cell table:style-name="ce15"/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941" office:value-type="float">
            <text:p>94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kelingen</text:p>
          </table:table-cell>
          <table:table-cell table:style-name="ce15"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438" office:value-type="float">
            <text:p>43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kendorp</text:p>
          </table:table-cell>
          <table:table-cell table:style-name="ce15"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51" office:value-type="float">
            <text:p>35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llevoetsluis</text:p>
          </table:table-cell>
          <table:table-cell table:style-name="ce15"/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999" office:value-type="float">
            <text:p>99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1734" office:value-type="float">
            <text:p>1734</text:p>
          </table:table-cell>
          <table:table-cell ns41:value-type="float" table:style-name="TL Data" office:value="1963" office:value-type="float">
            <text:p>196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472" office:value-type="float">
            <text:p>2472</text:p>
          </table:table-cell>
          <table:table-cell ns41:value-type="float" table:style-name="TL Data" office:value="2029" office:value-type="float">
            <text:p>202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lvoet (Nieuw)</text:p>
          </table:table-cell>
          <table:table-cell table:style-name="ce15"/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741" office:value-type="float">
            <text:p>74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ndrik Ido Ambacht</text:p>
          </table:table-cell>
          <table:table-cell table:style-name="ce15"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1299" office:value-type="float">
            <text:p>1299</text:p>
          </table:table-cell>
          <table:table-cell ns41:value-type="float" table:style-name="TL Data" office:value="1342" office:value-type="float">
            <text:p>134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306" office:value-type="float">
            <text:p>1306</text:p>
          </table:table-cell>
          <table:table-cell ns41:value-type="float" table:style-name="TL Data" office:value="1357" office:value-type="float">
            <text:p>135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rkingen</text:p>
          </table:table-cell>
          <table:table-cell table:style-name="ce15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39" office:value-type="float">
            <text:p>33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ukelum</text:p>
          </table:table-cell>
          <table:table-cell table:style-name="ce15"/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686" office:value-type="float">
            <text:p>68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illegersberg</text:p>
          </table:table-cell>
          <table:table-cell table:style-name="ce15"/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1512" office:value-type="float">
            <text:p>1512</text:p>
          </table:table-cell>
          <table:table-cell ns41:value-type="float" table:style-name="TL Data" office:value="1536" office:value-type="float">
            <text:p>153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527" office:value-type="float">
            <text:p>1527</text:p>
          </table:table-cell>
          <table:table-cell ns41:value-type="float" table:style-name="TL Data" office:value="1562" office:value-type="float">
            <text:p>156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illegom</text:p>
          </table:table-cell>
          <table:table-cell table:style-name="ce15"/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1470" office:value-type="float">
            <text:p>1470</text:p>
          </table:table-cell>
          <table:table-cell ns41:value-type="float" table:style-name="TL Data" office:value="1375" office:value-type="float">
            <text:p>137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92" office:value-type="float">
            <text:p>1492</text:p>
          </table:table-cell>
          <table:table-cell ns41:value-type="float" table:style-name="TL Data" office:value="1399" office:value-type="float">
            <text:p>139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of van Delft</text:p>
          </table:table-cell>
          <table:table-cell table:style-name="ce15"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849" office:value-type="float">
            <text:p>84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oog Blokland</text:p>
          </table:table-cell>
          <table:table-cell table:style-name="ce15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table:style-name="TL Data" table:number-columns-repeated="2"/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50" office:value-type="float">
            <text:p>35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oogvliet</text:p>
          </table:table-cell>
          <table:table-cell table:style-name="ce15"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530" office:value-type="float">
            <text:p>53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oornaar</text:p>
          </table:table-cell>
          <table:table-cell table:style-name="ce15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279" office:value-type="float">
            <text:p>27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Katwijk</text:p>
          </table:table-cell>
          <table:table-cell table:style-name="ce15"/>
          <table:table-cell ns41:value-type="float" table:style-name="TL Data" office:value="1151" office:value-type="float">
            <text:p>1151</text:p>
          </table:table-cell>
          <table:table-cell ns41:value-type="float" table:style-name="TL Data" office:value="1169" office:value-type="float">
            <text:p>1169</text:p>
          </table:table-cell>
          <table:table-cell ns41:value-type="float" table:style-name="TL Data" office:value="1010" office:value-type="float">
            <text:p>1010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505" office:value-type="float">
            <text:p>1505</text:p>
          </table:table-cell>
          <table:table-cell ns41:value-type="float" table:style-name="TL Data" office:value="1439" office:value-type="float">
            <text:p>143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125" office:value-type="float">
            <text:p>1125</text:p>
          </table:table-cell>
          <table:table-cell ns41:value-type="float" table:style-name="TL Data" office:value="2690" office:value-type="float">
            <text:p>2690</text:p>
          </table:table-cell>
          <table:table-cell ns41:value-type="float" table:style-name="TL Data" office:value="2780" office:value-type="float">
            <text:p>278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5" office:value-type="float">
            <text:p>4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972" office:value-type="float">
            <text:p>2972</text:p>
          </table:table-cell>
          <table:table-cell ns41:value-type="float" table:style-name="TL Data" office:value="2853" office:value-type="float">
            <text:p>285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Kedichem</text:p>
          </table:table-cell>
          <table:table-cell table:style-name="ce15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78" office:value-type="float">
            <text:p>37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79" office:value-type="float">
            <text:p>37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Kethel en Spaland</text:p>
          </table:table-cell>
          <table:table-cell table:style-name="ce15"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624" office:value-type="float">
            <text:p>62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Klaaswaal</text:p>
          </table:table-cell>
          <table:table-cell table:style-name="ce15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794" office:value-type="float">
            <text:p>79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Koudekerk</text:p>
          </table:table-cell>
          <table:table-cell table:style-name="ce15"/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678" office:value-type="float">
            <text:p>67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Kralingen</text:p>
          </table:table-cell>
          <table:table-cell table:style-name="ce15"/>
          <table:table-cell ns41:value-type="float" table:style-name="TL Data" office:value="2494" office:value-type="float">
            <text:p>2494</text:p>
          </table:table-cell>
          <table:table-cell ns41:value-type="float" table:style-name="TL Data" office:value="2405" office:value-type="float">
            <text:p>2405</text:p>
          </table:table-cell>
          <table:table-cell ns41:value-type="float" table:style-name="TL Data" office:value="2169" office:value-type="float">
            <text:p>2169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955" office:value-type="float">
            <text:p>2955</text:p>
          </table:table-cell>
          <table:table-cell ns41:value-type="float" table:style-name="TL Data" office:value="2824" office:value-type="float">
            <text:p>282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2387" office:value-type="float">
            <text:p>2387</text:p>
          </table:table-cell>
          <table:table-cell ns41:value-type="float" table:style-name="TL Data" office:value="5506" office:value-type="float">
            <text:p>5506</text:p>
          </table:table-cell>
          <table:table-cell ns41:value-type="float" table:style-name="TL Data" office:value="5744" office:value-type="float">
            <text:p>574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533" office:value-type="float">
            <text:p>5533</text:p>
          </table:table-cell>
          <table:table-cell ns41:value-type="float" table:style-name="TL Data" office:value="5822" office:value-type="float">
            <text:p>582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Krimpen aan den Lek</text:p>
          </table:table-cell>
          <table:table-cell table:style-name="ce15"/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909" office:value-type="float">
            <text:p>90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Krimpen aan den IJssel</text:p>
          </table:table-cell>
          <table:table-cell table:style-name="ce15"/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960" office:value-type="float">
            <text:p>96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angerak</text:p>
          </table:table-cell>
          <table:table-cell table:style-name="ce15"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74" office:value-type="float">
            <text:p>47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ange Ruige Weide</text:p>
          </table:table-cell>
          <table:table-cell table:style-name="ce15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82" office:value-type="float">
            <text:p>28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eerbroek</text:p>
          </table:table-cell>
          <table:table-cell table:style-name="ce15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41" office:value-type="float">
            <text:p>34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eerdam</text:p>
          </table:table-cell>
          <table:table-cell table:style-name="ce15"/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1680" office:value-type="float">
            <text:p>1680</text:p>
          </table:table-cell>
          <table:table-cell ns41:value-type="float" table:style-name="TL Data" office:value="1622" office:value-type="float">
            <text:p>162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712" office:value-type="float">
            <text:p>1712</text:p>
          </table:table-cell>
          <table:table-cell ns41:value-type="float" table:style-name="TL Data" office:value="1668" office:value-type="float">
            <text:p>166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eimuiden</text:p>
          </table:table-cell>
          <table:table-cell table:style-name="ce15"/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747" office:value-type="float">
            <text:p>74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ekkerkerk</text:p>
          </table:table-cell>
          <table:table-cell table:style-name="ce15"/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1496" office:value-type="float">
            <text:p>1496</text:p>
          </table:table-cell>
          <table:table-cell ns41:value-type="float" table:style-name="TL Data" office:value="1412" office:value-type="float">
            <text:p>14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516" office:value-type="float">
            <text:p>1516</text:p>
          </table:table-cell>
          <table:table-cell ns41:value-type="float" table:style-name="TL Data" office:value="1436" office:value-type="float">
            <text:p>143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ekkerland (Nieuw)</text:p>
          </table:table-cell>
          <table:table-cell table:style-name="ce15"/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1171" office:value-type="float">
            <text:p>1171</text:p>
          </table:table-cell>
          <table:table-cell ns41:value-type="float" table:style-name="TL Data" office:value="1198" office:value-type="float">
            <text:p>119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189" office:value-type="float">
            <text:p>1189</text:p>
          </table:table-cell>
          <table:table-cell ns41:value-type="float" table:style-name="TL Data" office:value="1221" office:value-type="float">
            <text:p>122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exmond</text:p>
          </table:table-cell>
          <table:table-cell table:style-name="ce15"/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771" office:value-type="float">
            <text:p>77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eijderdorp</text:p>
          </table:table-cell>
          <table:table-cell table:style-name="ce15"/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1469" office:value-type="float">
            <text:p>1469</text:p>
          </table:table-cell>
          <table:table-cell ns41:value-type="float" table:style-name="TL Data" office:value="1530" office:value-type="float">
            <text:p>153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82" office:value-type="float">
            <text:p>1482</text:p>
          </table:table-cell>
          <table:table-cell ns41:value-type="float" table:style-name="TL Data" office:value="1550" office:value-type="float">
            <text:p>155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ier (de)</text:p>
          </table:table-cell>
          <table:table-cell table:style-name="ce15"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485" office:value-type="float">
            <text:p>48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indt (Groote)</text:p>
          </table:table-cell>
          <table:table-cell table:style-name="ce15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79" office:value-type="float">
            <text:p>47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isse</text:p>
          </table:table-cell>
          <table:table-cell table:style-name="ce15"/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1073" office:value-type="float">
            <text:p>107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087" office:value-type="float">
            <text:p>1087</text:p>
          </table:table-cell>
          <table:table-cell ns41:value-type="float" table:style-name="TL Data" office:value="1088" office:value-type="float">
            <text:p>108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oosduinen</text:p>
          </table:table-cell>
          <table:table-cell table:style-name="ce15"/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1266" office:value-type="float">
            <text:p>1266</text:p>
          </table:table-cell>
          <table:table-cell ns41:value-type="float" table:style-name="TL Data" office:value="1235" office:value-type="float">
            <text:p>123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274" office:value-type="float">
            <text:p>1274</text:p>
          </table:table-cell>
          <table:table-cell ns41:value-type="float" table:style-name="TL Data" office:value="1245" office:value-type="float">
            <text:p>124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Maasdam</text:p>
          </table:table-cell>
          <table:table-cell table:style-name="ce15"/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907" office:value-type="float">
            <text:p>90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Maasland</text:p>
          </table:table-cell>
          <table:table-cell table:style-name="ce15"/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1222" office:value-type="float">
            <text:p>1222</text:p>
          </table:table-cell>
          <table:table-cell ns41:value-type="float" table:style-name="TL Data" office:value="1276" office:value-type="float">
            <text:p>127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6" table:style-name="TL Data" table:number-columns-repeated="2" office:value-type="float">
            <text:p>6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237" office:value-type="float">
            <text:p>1237</text:p>
          </table:table-cell>
          <table:table-cell ns41:value-type="float" table:style-name="TL Data" office:value="1296" office:value-type="float">
            <text:p>129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Maassluis</text:p>
          </table:table-cell>
          <table:table-cell table:style-name="ce15"/>
          <table:table-cell ns41:value-type="float" table:style-name="TL Data" office:value="1154" office:value-type="float">
            <text:p>1154</text:p>
          </table:table-cell>
          <table:table-cell ns41:value-type="float" table:style-name="TL Data" office:value="1059" office:value-type="float">
            <text:p>1059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179" office:value-type="float">
            <text:p>1179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TL Data" office:value="2277" office:value-type="float">
            <text:p>2277</text:p>
          </table:table-cell>
          <table:table-cell ns41:value-type="float" table:style-name="TL Data" office:value="2422" office:value-type="float">
            <text:p>242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1" office:value-type="float">
            <text:p>7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19" office:value-type="float">
            <text:p>2319</text:p>
          </table:table-cell>
          <table:table-cell ns41:value-type="float" table:style-name="TL Data" office:value="2506" office:value-type="float">
            <text:p>250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Meerkerk</text:p>
          </table:table-cell>
          <table:table-cell table:style-name="ce15"/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669" office:value-type="float">
            <text:p>66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Melissant</text:p>
          </table:table-cell>
          <table:table-cell table:style-name="ce15"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536" office:value-type="float">
            <text:p>53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Middelharnis</text:p>
          </table:table-cell>
          <table:table-cell table:style-name="ce15"/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1788" office:value-type="float">
            <text:p>1788</text:p>
          </table:table-cell>
          <table:table-cell ns41:value-type="float" table:style-name="TL Data" office:value="1831" office:value-type="float">
            <text:p>183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4" office:value-type="float">
            <text:p>4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35" office:value-type="float">
            <text:p>1835</text:p>
          </table:table-cell>
          <table:table-cell ns41:value-type="float" table:style-name="TL Data" office:value="1892" office:value-type="float">
            <text:p>189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Moercapelle</text:p>
          </table:table-cell>
          <table:table-cell table:style-name="ce15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95" office:value-type="float">
            <text:p>295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302" office:value-type="float">
            <text:p>30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Molenaarsgraaf</text:p>
          </table:table-cell>
          <table:table-cell table:style-name="ce15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37" office:value-type="float">
            <text:p>23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Monster</text:p>
          </table:table-cell>
          <table:table-cell table:style-name="ce15"/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1054" office:value-type="float">
            <text:p>105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2007" office:value-type="float">
            <text:p>2007</text:p>
          </table:table-cell>
          <table:table-cell ns41:value-type="float" table:style-name="TL Data" office:value="2012" office:value-type="float">
            <text:p>201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3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041" office:value-type="float">
            <text:p>2041</text:p>
          </table:table-cell>
          <table:table-cell ns41:value-type="float" table:style-name="TL Data" office:value="2151" office:value-type="float">
            <text:p>215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Moordrecht</text:p>
          </table:table-cell>
          <table:table-cell table:style-name="ce15"/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1125" office:value-type="float">
            <text:p>1125</text:p>
          </table:table-cell>
          <table:table-cell ns41:value-type="float" table:style-name="TL Data" office:value="1105" office:value-type="float">
            <text:p>110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38" office:value-type="float">
            <text:p>1138</text:p>
          </table:table-cell>
          <table:table-cell ns41:value-type="float" table:style-name="TL Data" office:value="1127" office:value-type="float">
            <text:p>112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Mijnsheerenland</text:p>
          </table:table-cell>
          <table:table-cell table:style-name="ce15"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777" office:value-type="float">
            <text:p>77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aaldwijk</text:p>
          </table:table-cell>
          <table:table-cell table:style-name="ce15"/>
          <table:table-cell ns41:value-type="float" table:style-name="TL Data" office:value="1010" office:value-type="float">
            <text:p>1010</text:p>
          </table:table-cell>
          <table:table-cell ns41:value-type="float" table:style-name="TL Data" office:value="952" office:value-type="float">
            <text:p>952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332" office:value-type="float">
            <text:p>1332</text:p>
          </table:table-cell>
          <table:table-cell ns41:value-type="float" table:style-name="TL Data" office:value="1194" office:value-type="float">
            <text:p>119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2401" office:value-type="float">
            <text:p>2401</text:p>
          </table:table-cell>
          <table:table-cell ns41:value-type="float" table:style-name="TL Data" office:value="2352" office:value-type="float">
            <text:p>235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418" office:value-type="float">
            <text:p>2418</text:p>
          </table:table-cell>
          <table:table-cell ns41:value-type="float" table:style-name="TL Data" office:value="2394" office:value-type="float">
            <text:p>239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ieuwenhoorn</text:p>
          </table:table-cell>
          <table:table-cell table:style-name="ce15"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804" office:value-type="float">
            <text:p>80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ieuwerkerk aan den IJssel</text:p>
          </table:table-cell>
          <table:table-cell table:style-name="ce15"/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1209" office:value-type="float">
            <text:p>1209</text:p>
          </table:table-cell>
          <table:table-cell ns41:value-type="float" table:style-name="TL Data" office:value="1158" office:value-type="float">
            <text:p>115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218" office:value-type="float">
            <text:p>1218</text:p>
          </table:table-cell>
          <table:table-cell ns41:value-type="float" table:style-name="TL Data" office:value="1173" office:value-type="float">
            <text:p>117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ieuwkoop</text:p>
          </table:table-cell>
          <table:table-cell table:style-name="ce15"/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1358" office:value-type="float">
            <text:p>1358</text:p>
          </table:table-cell>
          <table:table-cell ns41:value-type="float" table:style-name="TL Data" office:value="1311" office:value-type="float">
            <text:p>131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369" office:value-type="float">
            <text:p>1369</text:p>
          </table:table-cell>
          <table:table-cell ns41:value-type="float" table:style-name="TL Data" office:value="1335" office:value-type="float">
            <text:p>133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ieuwland</text:p>
          </table:table-cell>
          <table:table-cell table:style-name="ce15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25" office:value-type="float">
            <text:p>32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ieuwpoort</text:p>
          </table:table-cell>
          <table:table-cell table:style-name="ce15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98" office:value-type="float">
            <text:p>29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ieuwveen</text:p>
          </table:table-cell>
          <table:table-cell table:style-name="ce15"/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628" office:value-type="float">
            <text:p>62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oordeloos</text:p>
          </table:table-cell>
          <table:table-cell table:style-name="ce15"/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486" office:value-type="float">
            <text:p>48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oordwijk</text:p>
          </table:table-cell>
          <table:table-cell table:style-name="ce15"/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021" office:value-type="float">
            <text:p>1021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1807" office:value-type="float">
            <text:p>1807</text:p>
          </table:table-cell>
          <table:table-cell ns41:value-type="float" table:style-name="TL Data" office:value="1781" office:value-type="float">
            <text:p>178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76" office:value-type="float">
            <text:p>1876</text:p>
          </table:table-cell>
          <table:table-cell ns41:value-type="float" table:style-name="TL Data" office:value="1821" office:value-type="float">
            <text:p>182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oordwijkerhout</text:p>
          </table:table-cell>
          <table:table-cell table:style-name="ce15"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739" office:value-type="float">
            <text:p>73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ootdorp</text:p>
          </table:table-cell>
          <table:table-cell table:style-name="ce15"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395" office:value-type="float">
            <text:p>39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umansdorp</text:p>
          </table:table-cell>
          <table:table-cell table:style-name="ce15"/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1485" office:value-type="float">
            <text:p>1485</text:p>
          </table:table-cell>
          <table:table-cell ns41:value-type="float" table:style-name="TL Data" office:value="1515" office:value-type="float">
            <text:p>15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98" office:value-type="float">
            <text:p>1498</text:p>
          </table:table-cell>
          <table:table-cell ns41:value-type="float" table:style-name="TL Data" office:value="1550" office:value-type="float">
            <text:p>155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egstgeest</text:p>
          </table:table-cell>
          <table:table-cell table:style-name="ce15"/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1102" office:value-type="float">
            <text:p>1102</text:p>
          </table:table-cell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487" office:value-type="float">
            <text:p>1487</text:p>
          </table:table-cell>
          <table:table-cell ns41:value-type="float" table:style-name="TL Data" office:value="1215" office:value-type="float">
            <text:p>121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oltgensplaat</text:p>
          </table:table-cell>
          <table:table-cell table:style-name="ce15"/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1155" office:value-type="float">
            <text:p>1155</text:p>
          </table:table-cell>
          <table:table-cell ns41:value-type="float" table:style-name="TL Data" office:value="1154" office:value-type="float">
            <text:p>115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70" office:value-type="float">
            <text:p>1170</text:p>
          </table:table-cell>
          <table:table-cell ns41:value-type="float" table:style-name="TL Data" office:value="1192" office:value-type="float">
            <text:p>119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ostvoorne</text:p>
          </table:table-cell>
          <table:table-cell table:style-name="ce15"/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769" office:value-type="float">
            <text:p>76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ttoland</text:p>
          </table:table-cell>
          <table:table-cell table:style-name="ce15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7"/>
          <table:table-cell table:style-name="TL Data" table:number-columns-repeated="2"/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97" office:value-type="float">
            <text:p>29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uddorp</text:p>
          </table:table-cell>
          <table:table-cell table:style-name="ce15"/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1264" office:value-type="float">
            <text:p>1264</text:p>
          </table:table-cell>
          <table:table-cell ns41:value-type="float" table:style-name="TL Data" office:value="1201" office:value-type="float">
            <text:p>120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273" office:value-type="float">
            <text:p>1273</text:p>
          </table:table-cell>
          <table:table-cell ns41:value-type="float" table:style-name="TL Data" office:value="1211" office:value-type="float">
            <text:p>121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udenhoorn</text:p>
          </table:table-cell>
          <table:table-cell table:style-name="ce15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401" office:value-type="float">
            <text:p>40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uderkerk aan den IJssel</text:p>
          </table:table-cell>
          <table:table-cell table:style-name="ce15"/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1271" office:value-type="float">
            <text:p>1271</text:p>
          </table:table-cell>
          <table:table-cell ns41:value-type="float" table:style-name="TL Data" office:value="1228" office:value-type="float">
            <text:p>122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280" office:value-type="float">
            <text:p>1280</text:p>
          </table:table-cell>
          <table:table-cell ns41:value-type="float" table:style-name="TL Data" office:value="1239" office:value-type="float">
            <text:p>123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udewater</text:p>
          </table:table-cell>
          <table:table-cell table:style-name="ce15"/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1166" office:value-type="float">
            <text:p>116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55" office:value-type="float">
            <text:p>1155</text:p>
          </table:table-cell>
          <table:table-cell ns41:value-type="float" table:style-name="TL Data" office:value="1238" office:value-type="float">
            <text:p>123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udshoorn</text:p>
          </table:table-cell>
          <table:table-cell table:style-name="ce15"/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1049" office:value-type="float">
            <text:p>1049</text:p>
          </table:table-cell>
          <table:table-cell ns41:value-type="float" table:style-name="TL Data" office:value="1139" office:value-type="float">
            <text:p>113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65" office:value-type="float">
            <text:p>1065</text:p>
          </table:table-cell>
          <table:table-cell ns41:value-type="float" table:style-name="TL Data" office:value="1174" office:value-type="float">
            <text:p>117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verschie</text:p>
          </table:table-cell>
          <table:table-cell table:style-name="ce15"/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1820" office:value-type="float">
            <text:p>1820</text:p>
          </table:table-cell>
          <table:table-cell ns41:value-type="float" table:style-name="TL Data" office:value="1889" office:value-type="float">
            <text:p>188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46" office:value-type="float">
            <text:p>1846</text:p>
          </table:table-cell>
          <table:table-cell ns41:value-type="float" table:style-name="TL Data" office:value="1950" office:value-type="float">
            <text:p>195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Papekop</text:p>
          </table:table-cell>
          <table:table-cell table:style-name="ce15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style-name="TL Data" table:number-columns-repeated="2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93" office:value-type="float">
            <text:p>19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Papendrecht</text:p>
          </table:table-cell>
          <table:table-cell table:style-name="ce15"/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1336" office:value-type="float">
            <text:p>1336</text:p>
          </table:table-cell>
          <table:table-cell ns41:value-type="float" table:style-name="TL Data" office:value="1248" office:value-type="float">
            <text:p>124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351" office:value-type="float">
            <text:p>1351</text:p>
          </table:table-cell>
          <table:table-cell ns41:value-type="float" table:style-name="TL Data" office:value="1274" office:value-type="float">
            <text:p>127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Pernis</text:p>
          </table:table-cell>
          <table:table-cell table:style-name="ce15"/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028" office:value-type="float">
            <text:p>1028</text:p>
          </table:table-cell>
          <table:table-cell ns41:value-type="float" table:style-name="TL Data" office:value="1079" office:value-type="float">
            <text:p>107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Peursum</text:p>
          </table:table-cell>
          <table:table-cell table:style-name="ce15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74" office:value-type="float">
            <text:p>17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Piershil</text:p>
          </table:table-cell>
          <table:table-cell table:style-name="ce15"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385" office:value-type="float">
            <text:p>38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Poortugaal</text:p>
          </table:table-cell>
          <table:table-cell table:style-name="ce15"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574" office:value-type="float">
            <text:p>57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Puttershoek</text:p>
          </table:table-cell>
          <table:table-cell table:style-name="ce15"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988" office:value-type="float">
            <text:p>988</text:p>
          </table:table-cell>
          <table:table-cell ns41:value-type="float" table:style-name="TL Data" office:value="1017" office:value-type="float">
            <text:p>101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1040" office:value-type="float">
            <text:p>104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Pijnacker</text:p>
          </table:table-cell>
          <table:table-cell table:style-name="ce15"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819" office:value-type="float">
            <text:p>81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Reeuwijk</text:p>
          </table:table-cell>
          <table:table-cell table:style-name="ce15"/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1358" office:value-type="float">
            <text:p>1358</text:p>
          </table:table-cell>
          <table:table-cell ns41:value-type="float" table:style-name="TL Data" office:value="1347" office:value-type="float">
            <text:p>134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368" office:value-type="float">
            <text:p>1368</text:p>
          </table:table-cell>
          <table:table-cell ns41:value-type="float" table:style-name="TL Data" office:value="1361" office:value-type="float">
            <text:p>136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Rhoon</text:p>
          </table:table-cell>
          <table:table-cell table:style-name="ce15"/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760" office:value-type="float">
            <text:p>76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Rhijnsburg</text:p>
          </table:table-cell>
          <table:table-cell table:style-name="ce15"/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026" office:value-type="float">
            <text:p>1026</text:p>
          </table:table-cell>
          <table:table-cell ns41:value-type="float" table:style-name="TL Data" office:value="988" office:value-type="float">
            <text:p>98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1015" office:value-type="float">
            <text:p>101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Ridderkerk</text:p>
          </table:table-cell>
          <table:table-cell table:style-name="ce15"/>
          <table:table-cell ns41:value-type="float" table:style-name="TL Data" office:value="1392" office:value-type="float">
            <text:p>1392</text:p>
          </table:table-cell>
          <table:table-cell ns41:value-type="float" table:style-name="TL Data" office:value="1403" office:value-type="float">
            <text:p>1403</text:p>
          </table:table-cell>
          <table:table-cell ns41:value-type="float" table:style-name="TL Data" office:value="1262" office:value-type="float">
            <text:p>1262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948" office:value-type="float">
            <text:p>1948</text:p>
          </table:table-cell>
          <table:table-cell ns41:value-type="float" table:style-name="TL Data" office:value="1773" office:value-type="float">
            <text:p>177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341" office:value-type="float">
            <text:p>1341</text:p>
          </table:table-cell>
          <table:table-cell ns41:value-type="float" table:style-name="TL Data" office:value="3370" office:value-type="float">
            <text:p>3370</text:p>
          </table:table-cell>
          <table:table-cell ns41:value-type="float" table:style-name="TL Data" office:value="3375" office:value-type="float">
            <text:p>337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5" office:value-type="float">
            <text:p>3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394" office:value-type="float">
            <text:p>3394</text:p>
          </table:table-cell>
          <table:table-cell ns41:value-type="float" table:style-name="TL Data" office:value="3413" office:value-type="float">
            <text:p>341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Rietveld</text:p>
          </table:table-cell>
          <table:table-cell table:style-name="ce15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87" office:value-type="float">
            <text:p>28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Rockanje</text:p>
          </table:table-cell>
          <table:table-cell table:style-name="ce15"/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781" office:value-type="float">
            <text:p>78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Rozenburg</text:p>
          </table:table-cell>
          <table:table-cell table:style-name="ce15"/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875" office:value-type="float">
            <text:p>87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Rijnsaterwoude</text:p>
          </table:table-cell>
          <table:table-cell table:style-name="ce15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03" office:value-type="float">
            <text:p>30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Rijswijk</text:p>
          </table:table-cell>
          <table:table-cell table:style-name="ce15"/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1250" office:value-type="float">
            <text:p>1250</text:p>
          </table:table-cell>
          <table:table-cell ns41:value-type="float" table:style-name="TL Data" office:value="1427" office:value-type="float">
            <text:p>142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263" office:value-type="float">
            <text:p>1263</text:p>
          </table:table-cell>
          <table:table-cell ns41:value-type="float" table:style-name="TL Data" office:value="1498" office:value-type="float">
            <text:p>149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assenheim</text:p>
          </table:table-cell>
          <table:table-cell table:style-name="ce15"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599" office:value-type="float">
            <text:p>59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chelluinen</text:p>
          </table:table-cell>
          <table:table-cell table:style-name="ce15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71" office:value-type="float">
            <text:p>17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chiebroek</text:p>
          </table:table-cell>
          <table:table-cell table:style-name="ce15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13" office:value-type="float">
            <text:p>213</text:p>
          </table:table-cell>
          <table:table-cell table:style-name="TL Data" table:number-columns-repeated="8"/>
          <table:table-cell table:style-name="TL Data" table:number-columns-repeated="2"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13" office:value-type="float">
            <text:p>21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chipluiden</text:p>
          </table:table-cell>
          <table:table-cell table:style-name="ce15"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494" office:value-type="float">
            <text:p>49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choonhoven</text:p>
          </table:table-cell>
          <table:table-cell table:style-name="ce15"/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1770" office:value-type="float">
            <text:p>1770</text:p>
          </table:table-cell>
          <table:table-cell ns41:value-type="float" table:style-name="TL Data" office:value="1867" office:value-type="float">
            <text:p>186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75" office:value-type="float">
            <text:p>1975</text:p>
          </table:table-cell>
          <table:table-cell ns41:value-type="float" table:style-name="TL Data" office:value="1915" office:value-type="float">
            <text:p>191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choonrewoerd</text:p>
          </table:table-cell>
          <table:table-cell table:style-name="ce15"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412" office:value-type="float">
            <text:p>41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liedrecht</text:p>
          </table:table-cell>
          <table:table-cell table:style-name="ce15"/>
          <table:table-cell ns41:value-type="float" table:style-name="TL Data" office:value="1961" office:value-type="float">
            <text:p>1961</text:p>
          </table:table-cell>
          <table:table-cell ns41:value-type="float" table:style-name="TL Data" office:value="1856" office:value-type="float">
            <text:p>1856</text:p>
          </table:table-cell>
          <table:table-cell ns41:value-type="float" table:style-name="TL Data" office:value="1664" office:value-type="float">
            <text:p>1664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340" office:value-type="float">
            <text:p>2340</text:p>
          </table:table-cell>
          <table:table-cell ns41:value-type="float" table:style-name="TL Data" office:value="2110" office:value-type="float">
            <text:p>211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769" office:value-type="float">
            <text:p>1769</text:p>
          </table:table-cell>
          <table:table-cell ns41:value-type="float" office:value="4269" table:style-name="TL Data" table:number-columns-repeated="2" office:value-type="float">
            <text:p>426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2" office:value-type="float">
            <text:p>8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299" office:value-type="float">
            <text:p>4299</text:p>
          </table:table-cell>
          <table:table-cell ns41:value-type="float" table:style-name="TL Data" office:value="4355" office:value-type="float">
            <text:p>435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ommelsdijk</text:p>
          </table:table-cell>
          <table:table-cell table:style-name="ce15"/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1264" office:value-type="float">
            <text:p>1264</text:p>
          </table:table-cell>
          <table:table-cell ns41:value-type="float" table:style-name="TL Data" office:value="1252" office:value-type="float">
            <text:p>125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1302" office:value-type="float">
            <text:p>130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pijkenisse</text:p>
          </table:table-cell>
          <table:table-cell table:style-name="ce15"/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890" office:value-type="float">
            <text:p>890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857" office:value-type="float">
            <text:p>85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tad aan 't Haringvliet</text:p>
          </table:table-cell>
          <table:table-cell table:style-name="ce15"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614" office:value-type="float">
            <text:p>61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tellendam</text:p>
          </table:table-cell>
          <table:table-cell table:style-name="ce15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528" office:value-type="float">
            <text:p>52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tolwijk</text:p>
          </table:table-cell>
          <table:table-cell table:style-name="ce15"/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103" office:value-type="float">
            <text:p>1103</text:p>
          </table:table-cell>
          <table:table-cell ns41:value-type="float" table:style-name="TL Data" office:value="1012" office:value-type="float">
            <text:p>101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tompwijk</text:p>
          </table:table-cell>
          <table:table-cell table:style-name="ce15"/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1368" office:value-type="float">
            <text:p>1368</text:p>
          </table:table-cell>
          <table:table-cell ns41:value-type="float" table:style-name="TL Data" office:value="1331" office:value-type="float">
            <text:p>133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380" office:value-type="float">
            <text:p>1380</text:p>
          </table:table-cell>
          <table:table-cell ns41:value-type="float" table:style-name="TL Data" office:value="1356" office:value-type="float">
            <text:p>135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treefkerk</text:p>
          </table:table-cell>
          <table:table-cell table:style-name="ce15"/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871" office:value-type="float">
            <text:p>87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trijen</text:p>
          </table:table-cell>
          <table:table-cell table:style-name="ce15"/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148" office:value-type="float">
            <text:p>1148</text:p>
          </table:table-cell>
          <table:table-cell ns41:value-type="float" table:style-name="TL Data" office:value="1090" office:value-type="float">
            <text:p>109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2060" office:value-type="float">
            <text:p>2060</text:p>
          </table:table-cell>
          <table:table-cell ns41:value-type="float" table:style-name="TL Data" office:value="2078" office:value-type="float">
            <text:p>207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92" office:value-type="float">
            <text:p>2092</text:p>
          </table:table-cell>
          <table:table-cell ns41:value-type="float" table:style-name="TL Data" office:value="2121" office:value-type="float">
            <text:p>212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Tienhoven</text:p>
          </table:table-cell>
          <table:table-cell table:style-name="ce15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82" office:value-type="float">
            <text:p>18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Tonge (Nieuwe)</text:p>
          </table:table-cell>
          <table:table-cell table:style-name="ce15"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737" office:value-type="float">
            <text:p>73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Tonge (Oude)</text:p>
          </table:table-cell>
          <table:table-cell table:style-name="ce15"/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1329" office:value-type="float">
            <text:p>1329</text:p>
          </table:table-cell>
          <table:table-cell ns41:value-type="float" table:style-name="TL Data" office:value="1352" office:value-type="float">
            <text:p>135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335" office:value-type="float">
            <text:p>1335</text:p>
          </table:table-cell>
          <table:table-cell ns41:value-type="float" table:style-name="TL Data" office:value="1376" office:value-type="float">
            <text:p>137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Valkenburg</text:p>
          </table:table-cell>
          <table:table-cell table:style-name="ce15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26" office:value-type="float">
            <text:p>22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Veur</text:p>
          </table:table-cell>
          <table:table-cell table:style-name="ce15"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519" office:value-type="float">
            <text:p>51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Vianen</text:p>
          </table:table-cell>
          <table:table-cell table:style-name="ce15"/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1726" office:value-type="float">
            <text:p>1726</text:p>
          </table:table-cell>
          <table:table-cell ns41:value-type="float" table:style-name="TL Data" office:value="1708" office:value-type="float">
            <text:p>170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2" office:value-type="float">
            <text:p>42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2"/>
          <table:table-cell ns41:value-type="float" office:value="7" table:style-name="TL Data" table:number-columns-repeated="2" office:value-type="float">
            <text:p>7</text:p>
          </table:table-cell>
          <table:table-cell ns41:value-type="float" office:value="15" table:style-name="TL Data" table:number-columns-repeated="2" office:value-type="float">
            <text:p>15</text:p>
          </table:table-cell>
          <table:table-cell ns41:value-type="float" table:style-name="TL Data" office:value="1751" office:value-type="float">
            <text:p>1751</text:p>
          </table:table-cell>
          <table:table-cell ns41:value-type="float" table:style-name="TL Data" office:value="1757" office:value-type="float">
            <text:p>175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Vier Polders</text:p>
          </table:table-cell>
          <table:table-cell table:style-name="ce15"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48" office:value-type="float">
            <text:p>34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Vlaardingen</text:p>
          </table:table-cell>
          <table:table-cell table:style-name="ce15"/>
          <table:table-cell ns41:value-type="float" table:style-name="TL Data" office:value="2360" office:value-type="float">
            <text:p>2360</text:p>
          </table:table-cell>
          <table:table-cell ns41:value-type="float" table:style-name="TL Data" office:value="2214" office:value-type="float">
            <text:p>2214</text:p>
          </table:table-cell>
          <table:table-cell ns41:value-type="float" table:style-name="TL Data" office:value="1871" office:value-type="float">
            <text:p>1871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2290" office:value-type="float">
            <text:p>2290</text:p>
          </table:table-cell>
          <table:table-cell ns41:value-type="float" table:style-name="TL Data" office:value="2359" office:value-type="float">
            <text:p>235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986" office:value-type="float">
            <text:p>1986</text:p>
          </table:table-cell>
          <table:table-cell ns41:value-type="float" table:style-name="TL Data" office:value="4408" office:value-type="float">
            <text:p>4408</text:p>
          </table:table-cell>
          <table:table-cell ns41:value-type="float" table:style-name="TL Data" office:value="4870" office:value-type="float">
            <text:p>487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476" office:value-type="float">
            <text:p>4476</text:p>
          </table:table-cell>
          <table:table-cell ns41:value-type="float" table:style-name="TL Data" office:value="5043" office:value-type="float">
            <text:p>504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Vlaardinger Ambacht</text:p>
          </table:table-cell>
          <table:table-cell table:style-name="ce15"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494" office:value-type="float">
            <text:p>49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Vliet</text:p>
          </table:table-cell>
          <table:table-cell table:style-name="ce15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25" office:value-type="float">
            <text:p>22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Voorburg</text:p>
          </table:table-cell>
          <table:table-cell table:style-name="ce15"/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1269" office:value-type="float">
            <text:p>1269</text:p>
          </table:table-cell>
          <table:table-cell ns41:value-type="float" table:style-name="TL Data" office:value="1380" office:value-type="float">
            <text:p>138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319" office:value-type="float">
            <text:p>1319</text:p>
          </table:table-cell>
          <table:table-cell ns41:value-type="float" table:style-name="TL Data" office:value="1450" office:value-type="float">
            <text:p>145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Voorhout</text:p>
          </table:table-cell>
          <table:table-cell table:style-name="ce15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2" office:value-type="float">
            <text:p>152</text:p>
          </table:table-cell>
          <table:table-cell table:style-name="TL Data"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456" office:value-type="float">
            <text:p>45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Voorschoten</text:p>
          </table:table-cell>
          <table:table-cell table:style-name="ce15"/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1058" office:value-type="float">
            <text:p>1058</text:p>
          </table:table-cell>
          <table:table-cell ns41:value-type="float" table:style-name="TL Data" office:value="1026" office:value-type="float">
            <text:p>10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063" office:value-type="float">
            <text:p>1063</text:p>
          </table:table-cell>
          <table:table-cell ns41:value-type="float" table:style-name="TL Data" office:value="1116" office:value-type="float">
            <text:p>111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Vrijenban</text:p>
          </table:table-cell>
          <table:table-cell table:style-name="ce15"/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821" office:value-type="float">
            <text:p>82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aarder</text:p>
          </table:table-cell>
          <table:table-cell table:style-name="ce15"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79" office:value-type="float">
            <text:p>37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addinxveen</text:p>
          </table:table-cell>
          <table:table-cell table:style-name="ce15"/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2117" office:value-type="float">
            <text:p>2117</text:p>
          </table:table-cell>
          <table:table-cell ns41:value-type="float" table:style-name="TL Data" office:value="2077" office:value-type="float">
            <text:p>207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128" office:value-type="float">
            <text:p>2128</text:p>
          </table:table-cell>
          <table:table-cell ns41:value-type="float" table:style-name="TL Data" office:value="2100" office:value-type="float">
            <text:p>210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armond</text:p>
          </table:table-cell>
          <table:table-cell table:style-name="ce15"/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644" office:value-type="float">
            <text:p>64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assenaar</text:p>
          </table:table-cell>
          <table:table-cell table:style-name="ce15"/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1742" office:value-type="float">
            <text:p>1742</text:p>
          </table:table-cell>
          <table:table-cell ns41:value-type="float" table:style-name="TL Data" office:value="1741" office:value-type="float">
            <text:p>174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62" office:value-type="float">
            <text:p>1762</text:p>
          </table:table-cell>
          <table:table-cell ns41:value-type="float" table:style-name="TL Data" office:value="1780" office:value-type="float">
            <text:p>178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ateringen</text:p>
          </table:table-cell>
          <table:table-cell table:style-name="ce15"/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906" office:value-type="float">
            <text:p>90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estmaas</text:p>
          </table:table-cell>
          <table:table-cell table:style-name="ce15"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505" office:value-type="float">
            <text:p>50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oerden</text:p>
          </table:table-cell>
          <table:table-cell table:style-name="ce15"/>
          <table:table-cell ns41:value-type="float" table:style-name="TL Data" office:value="1038" office:value-type="float">
            <text:p>1038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1916" office:value-type="float">
            <text:p>1916</text:p>
          </table:table-cell>
          <table:table-cell ns41:value-type="float" table:style-name="TL Data" office:value="2057" office:value-type="float">
            <text:p>205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2" office:value-type="float">
            <text:p>9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951" office:value-type="float">
            <text:p>1951</text:p>
          </table:table-cell>
          <table:table-cell ns41:value-type="float" table:style-name="TL Data" office:value="2305" office:value-type="float">
            <text:p>230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oubrugge</text:p>
          </table:table-cell>
          <table:table-cell table:style-name="ce15"/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1008" office:value-type="float">
            <text:p>100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1032" office:value-type="float">
            <text:p>103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ijngaarden</text:p>
          </table:table-cell>
          <table:table-cell table:style-name="ce15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93" office:value-type="float">
            <text:p>193</text:p>
          </table:table-cell>
          <table:table-cell table:style-name="TL Data" table:number-columns-repeated="8"/>
          <table:table-cell table:style-name="TL Data" table:number-columns-repeated="2"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93" office:value-type="float">
            <text:p>19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IJsselmonde</text:p>
          </table:table-cell>
          <table:table-cell table:style-name="ce15"/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1460" office:value-type="float">
            <text:p>1460</text:p>
          </table:table-cell>
          <table:table-cell ns41:value-type="float" table:style-name="TL Data" office:value="1440" office:value-type="float">
            <text:p>144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465" office:value-type="float">
            <text:p>1465</text:p>
          </table:table-cell>
          <table:table-cell ns41:value-type="float" table:style-name="TL Data" office:value="1459" office:value-type="float">
            <text:p>145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Zegwaart</text:p>
          </table:table-cell>
          <table:table-cell table:style-name="ce15"/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773" office:value-type="float">
            <text:p>77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Zevenhoven</text:p>
          </table:table-cell>
          <table:table-cell table:style-name="ce15"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616" office:value-type="float">
            <text:p>61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Zevenhuizen</text:p>
          </table:table-cell>
          <table:table-cell table:style-name="ce15"/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1147" office:value-type="float">
            <text:p>1147</text:p>
          </table:table-cell>
          <table:table-cell ns41:value-type="float" table:style-name="TL Data" office:value="1133" office:value-type="float">
            <text:p>113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161" office:value-type="float">
            <text:p>1161</text:p>
          </table:table-cell>
          <table:table-cell ns41:value-type="float" table:style-name="TL Data" office:value="1150" office:value-type="float">
            <text:p>115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Zoetermeer</text:p>
          </table:table-cell>
          <table:table-cell table:style-name="ce15"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523" office:value-type="float">
            <text:p>52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Zoeterwoude </text:p>
          </table:table-cell>
          <table:table-cell table:style-name="ce15"/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1812" office:value-type="float">
            <text:p>1812</text:p>
          </table:table-cell>
          <table:table-cell ns41:value-type="float" table:style-name="TL Data" office:value="1892" office:value-type="float">
            <text:p>189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5" office:value-type="float">
            <text:p>135</text:p>
          </table:table-cell>
          <table:table-cell table:style-name="TL Data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829" office:value-type="float">
            <text:p>1829</text:p>
          </table:table-cell>
          <table:table-cell ns41:value-type="float" table:style-name="TL Data" office:value="2054" office:value-type="float">
            <text:p>205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Zuidland</text:p>
          </table:table-cell>
          <table:table-cell table:style-name="ce15"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891" office:value-type="float">
            <text:p>89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Zwammerdam</text:p>
          </table:table-cell>
          <table:table-cell table:style-name="ce15"/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803" office:value-type="float">
            <text:p>80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Zwartewaal</text:p>
          </table:table-cell>
          <table:table-cell table:style-name="ce15"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461" office:value-type="float">
            <text:p>46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Zwijndrecht</text:p>
          </table:table-cell>
          <table:table-cell table:style-name="ce15"/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1610" office:value-type="float">
            <text:p>1610</text:p>
          </table:table-cell>
          <table:table-cell ns41:value-type="float" table:style-name="TL Data" office:value="1659" office:value-type="float">
            <text:p>165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620" office:value-type="float">
            <text:p>1620</text:p>
          </table:table-cell>
          <table:table-cell ns41:value-type="float" table:style-name="TL Data" office:value="1690" office:value-type="float">
            <text:p>169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Totaal der overige gemeenten</text:p>
          </table:table-cell>
          <table:table-cell table:style-name="ce15"/>
          <table:table-cell table:formula="of:=SUM([.C20:.C204])" ns41:value-type="float" table:style-name="TL Data" office:value-type="float" office:value="82801">
            <text:p>82801</text:p>
          </table:table-cell>
          <table:table-cell table:formula="of:=SUM([.D20:.D204])" ns41:value-type="float" table:style-name="TL Data" office:value-type="float" office:value="83760">
            <office:annotation draw:style-name="gr1" svg:height="0.36cm" draw:caption-point-y="0.581cm" svg:width="1.156cm" svg:x="0.024cm" draw:caption-point-x="9.416cm" svg:y="94.61cm" draw:text-style-name="P1">
              <dc:creator>CDM</dc:creator>
              <dc:date>2014-12-12T00:00:00</dc:date>
              <text:p text:style-name="P1"><text:span text:style-name="T2">83780</text:span></text:p>
            </office:annotation>
            <text:p>83760</text:p>
          </table:table-cell>
          <table:table-cell table:formula="of:=SUM([.E20:.E204])" ns41:value-type="float" table:style-name="TL Data" office:value-type="float" office:value="74926">
            <text:p>74926</text:p>
          </table:table-cell>
          <table:table-cell table:formula="of:=SUM([.F20:.F204])" ns41:value-type="float" table:style-name="TL Data" office:value-type="float" office:value="8854">
            <text:p>8854</text:p>
          </table:table-cell>
          <table:table-cell table:formula="of:=SUM([.G20:.G204])" ns41:value-type="float" table:style-name="TL Data" office:value-type="float" office:value="107838">
            <text:p>107838</text:p>
          </table:table-cell>
          <table:table-cell table:formula="of:=SUM([.H20:.H204])" ns41:value-type="float" table:style-name="TL Data" office:value-type="float" office:value="98786">
            <office:annotation draw:style-name="gr1" svg:height="0.487cm" draw:caption-point-y="0.306cm" svg:width="1.153cm" svg:x="11.627cm" draw:caption-point-x="3.361cm" svg:y="94.885cm" draw:text-style-name="P1">
              <dc:creator>CDM</dc:creator>
              <dc:date>2014-12-12T00:00:00</dc:date>
              <text:p text:style-name="P1"><text:span text:style-name="T2">98816</text:span></text:p>
              <text:p text:style-name="P1"><text:span text:style-name="T3"/></text:p>
            </office:annotation>
            <text:p>98786</text:p>
          </table:table-cell>
          <table:table-cell table:formula="of:=SUM([.I20:.I204])" ns41:value-type="float" table:style-name="TL Data" office:value-type="float" office:value="4651">
            <text:p>4651</text:p>
          </table:table-cell>
          <table:table-cell table:formula="of:=SUM([.J20:.J204])" ns41:value-type="float" table:style-name="TL Data" office:value-type="float" office:value="11544">
            <text:p>11544</text:p>
          </table:table-cell>
          <table:table-cell table:formula="of:=SUM([.K20:.K204])" ns41:value-type="float" table:style-name="TL Data" office:value-type="float" office:value="11371">
            <text:p>11371</text:p>
          </table:table-cell>
          <table:table-cell table:formula="of:=SUM([.L20:.L204])" ns41:value-type="float" table:style-name="TL Data" office:value-type="float" office:value="80441">
            <text:p>80441</text:p>
          </table:table-cell>
          <table:table-cell table:formula="of:=SUM([.M20:.M204])" ns41:value-type="float" table:style-name="TL Data" office:value-type="float" office:value="198786">
            <text:p>198786</text:p>
          </table:table-cell>
          <table:table-cell table:formula="of:=SUM([.N20:.N204])" ns41:value-type="float" table:style-name="TL Data" office:value-type="float" office:value="199655">
            <text:p>199655</text:p>
          </table:table-cell>
          <table:table-cell table:formula="of:=SUM([.O20:.O204])" ns41:value-type="float" table:style-name="TL Data" office:value-type="float" office:value="1660">
            <text:p>1660</text:p>
          </table:table-cell>
          <table:table-cell table:formula="of:=SUM([.P20:.P204])" ns41:value-type="float" table:style-name="TL Data" office:value-type="float" office:value="3466">
            <text:p>3466</text:p>
          </table:table-cell>
          <table:table-cell table:formula="of:=SUM([.Q20:.Q204])" ns41:value-type="float" table:style-name="TL Data" office:value-type="float" office:value="149">
            <text:p>149</text:p>
          </table:table-cell>
          <table:table-cell table:formula="of:=SUM([.R20:.R204])" ns41:value-type="float" table:style-name="TL Data" office:value-type="float" office:value="216">
            <text:p>216</text:p>
          </table:table-cell>
          <table:table-cell table:formula="of:=SUM([.S20:.S204])" ns41:value-type="float" table:style-name="TL Data" office:value-type="float" office:value="112">
            <text:p>112</text:p>
          </table:table-cell>
          <table:table-cell table:formula="of:=SUM([.T20:.T204])" ns41:value-type="float" table:style-name="TL Data" office:value-type="float" office:value="144">
            <text:p>144</text:p>
          </table:table-cell>
          <table:table-cell table:formula="of:=SUM([.U20:.U204])" ns41:value-type="float" table:style-name="TL Data" office:value-type="float" office:value="2616">
            <office:annotation draw:style-name="gr1" svg:height="0.507cm" draw:caption-point-y="0.306cm" svg:width="1.004cm" svg:x="33.096cm" draw:caption-point-x="3.275cm" svg:y="94.885cm" draw:text-style-name="P1">
              <dc:creator>CDM</dc:creator>
              <dc:date>2014-12-12T00:00:00</dc:date>
              <text:p text:style-name="P1"><text:span text:style-name="T3">2437</text:span></text:p>
              <text:p text:style-name="P1"><text:span text:style-name="T3"/></text:p>
            </office:annotation>
            <text:p>2616</text:p>
          </table:table-cell>
          <table:table-cell table:formula="of:=SUM([.V20:.V204])" ns41:value-type="float" table:style-name="TL Data" office:value-type="float" office:value="1349">
            <office:annotation draw:style-name="gr1" svg:height="0.487cm" draw:caption-point-y="0.306cm" svg:width="0.981cm" svg:x="34.881cm" draw:caption-point-x="3.579cm" svg:y="94.885cm" draw:text-style-name="P1">
              <dc:creator>CDM</dc:creator>
              <dc:date>2014-12-12T00:00:00</dc:date>
              <text:p text:style-name="P1"><text:span text:style-name="T3">1242</text:span></text:p>
              <text:p text:style-name="P1"><text:span text:style-name="T3"/></text:p>
            </office:annotation>
            <text:p>1349</text:p>
          </table:table-cell>
          <table:table-cell table:formula="of:=SUM([.W20:.W204])" ns41:value-type="float" table:style-name="TL Data" office:value-type="float" office:value="2896">
            <office:annotation draw:style-name="gr1" svg:height="0.593cm" draw:caption-point-y="0.306cm" svg:width="0.981cm" svg:x="36.665cm" draw:caption-point-x="3.883cm" svg:y="94.885cm" draw:text-style-name="P1">
              <dc:creator>CDM</dc:creator>
              <dc:date>2014-12-12T00:00:00</dc:date>
              <text:p text:style-name="P1"><text:span text:style-name="T2">2698</text:span></text:p>
            </office:annotation>
            <text:p>2896</text:p>
          </table:table-cell>
          <table:table-cell table:formula="of:=SUM([.X20:.X204])" ns41:value-type="float" table:style-name="TL Data" office:value-type="float" office:value="1748">
            <office:annotation draw:style-name="gr1" svg:height="0.551cm" draw:caption-point-y="0.306cm" svg:width="1.001cm" svg:x="39.472cm" draw:caption-point-x="3.165cm" svg:y="94.885cm" draw:text-style-name="P1">
              <dc:creator>CDM</dc:creator>
              <dc:date>2014-12-12T00:00:00</dc:date>
              <text:p text:style-name="P1"><text:span text:style-name="T3">1602</text:span></text:p>
              <text:p text:style-name="P1"><text:span text:style-name="T3"/></text:p>
            </office:annotation>
            <text:p>1748</text:p>
          </table:table-cell>
          <table:table-cell table:formula="of:=SUM([.Y20:.Y204])" ns41:value-type="float" table:style-name="TL Data" office:value-type="float" office:value="202783">
            <office:annotation draw:style-name="gr1" svg:height="0.507cm" draw:caption-point-y="0.306cm" svg:width="1.408cm" svg:x="42.017cm" draw:caption-point-x="2.394cm" svg:y="94.885cm" draw:text-style-name="P1">
              <dc:creator>CDM</dc:creator>
              <dc:date>2014-12-12T00:00:00</dc:date>
              <text:p text:style-name="P1"><text:span text:style-name="T2">202883</text:span></text:p>
              <text:p text:style-name="P1"><text:span text:style-name="T3"/></text:p>
            </office:annotation>
            <text:p>202783</text:p>
          </table:table-cell>
          <table:table-cell table:formula="of:=SUM([.Z20:.Z204])" ns41:value-type="float" table:style-name="TL Data" office:value-type="float" office:value="204272">
            <office:annotation draw:style-name="gr1" svg:height="0.508cm" draw:caption-point-y="0.603cm" svg:width="1.222cm" svg:x="42.758cm" draw:caption-point-x="3.428cm" svg:y="94.588cm" draw:text-style-name="P1">
              <dc:creator>CDM</dc:creator>
              <dc:date>2014-12-12T00:00:00</dc:date>
              <text:p text:style-name="P1"><text:span text:style-name="T3">204363</text:span></text:p>
              <text:p text:style-name="P1"><text:span text:style-name="T3"/></text:p>
            </office:annotation>
            <text:p>20427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 table:style-name="ce15"/>
          <table:table-cell table:formula="of:=SUM([.C19];[.C205])" ns41:value-type="float" table:style-name="TL Data" office:value-type="float" office:value="143979">
            <office:annotation draw:style-name="gr1" svg:height="0.551cm" draw:caption-point-y="0.284cm" svg:width="1.441cm" svg:x="8.098cm" draw:caption-point-x="-0.432cm" svg:y="95.372cm" draw:text-style-name="P1">
              <dc:creator>CDM</dc:creator>
              <dc:date>2014-12-12T00:00:00</dc:date>
              <text:p text:style-name="P1"><text:span text:style-name="T1">143978</text:span></text:p>
              <text:p text:style-name="P1"><text:span text:style-name="T1"/></text:p>
            </office:annotation>
            <text:p>143979</text:p>
          </table:table-cell>
          <table:table-cell table:formula="of:=SUM([.D19];[.D205])" ns41:value-type="float" table:style-name="TL Data" office:value-type="float" office:value="168871">
            <office:annotation draw:style-name="gr1" svg:height="0.634cm" draw:caption-point-y="0.284cm" svg:width="1.437cm" svg:x="9.865cm" draw:caption-point-x="-0.425cm" svg:y="95.372cm" draw:text-style-name="P1">
              <dc:creator>CDM</dc:creator>
              <dc:date>2014-12-12T00:00:00</dc:date>
              <text:p text:style-name="P1"><text:span text:style-name="T1">168891</text:span></text:p>
              <text:p text:style-name="P1"><text:span text:style-name="T1"/></text:p>
            </office:annotation>
            <text:p>168871</text:p>
          </table:table-cell>
          <table:table-cell table:formula="of:=SUM([.E19];[.E205])" ns41:value-type="float" table:style-name="TL Data" office:value-type="float" office:value="147021">
            <text:p>147021</text:p>
          </table:table-cell>
          <table:table-cell table:formula="of:=SUM([.F19];[.F205])" ns41:value-type="float" table:style-name="TL Data" office:value-type="float" office:value="21870">
            <text:p>21870</text:p>
          </table:table-cell>
          <table:table-cell table:formula="of:=SUM([.G19];[.G205])" ns41:value-type="float" table:style-name="TL Data" office:value-type="float" office:value="197854">
            <text:p>197854</text:p>
          </table:table-cell>
          <table:table-cell table:formula="of:=SUM([.H19];[.H205])" ns41:value-type="float" table:style-name="TL Data" office:value-type="float" office:value="188781">
            <office:annotation draw:style-name="gr1" svg:height="0.592cm" draw:caption-point-y="0.284cm" svg:width="1.373cm" svg:x="15.411cm" draw:caption-point-x="-0.423cm" svg:y="95.372cm" draw:text-style-name="P1">
              <dc:creator>CDM</dc:creator>
              <dc:date>2014-12-12T00:00:00</dc:date>
              <text:p text:style-name="P1"><text:span text:style-name="T1">188811</text:span></text:p>
              <text:p text:style-name="P1"><text:span text:style-name="T1"/></text:p>
            </office:annotation>
            <text:p>188781</text:p>
          </table:table-cell>
          <table:table-cell table:formula="of:=SUM([.I19];[.I205])" ns41:value-type="float" table:style-name="TL Data" office:value-type="float" office:value="6257">
            <text:p>6257</text:p>
          </table:table-cell>
          <table:table-cell table:formula="of:=SUM([.J19];[.J205])" ns41:value-type="float" table:style-name="TL Data" office:value-type="float" office:value="28313">
            <text:p>28313</text:p>
          </table:table-cell>
          <table:table-cell table:formula="of:=SUM([.K19];[.K205])" ns41:value-type="float" table:style-name="TL Data" office:value-type="float" office:value="22882">
            <text:p>22882</text:p>
          </table:table-cell>
          <table:table-cell table:formula="of:=SUM([.L19];[.L205])" ns41:value-type="float" table:style-name="TL Data" office:value-type="float" office:value="162130">
            <text:p>162130</text:p>
          </table:table-cell>
          <table:table-cell table:formula="of:=SUM([.M19];[.M205])" ns41:value-type="float" table:style-name="TL Data" office:value-type="float" office:value="374014">
            <text:p>374014</text:p>
          </table:table-cell>
          <table:table-cell table:formula="of:=SUM([.N19];[.N205])" ns41:value-type="float" table:style-name="TL Data" office:value-type="float" office:value="401124">
            <text:p>401124</text:p>
          </table:table-cell>
          <table:table-cell table:formula="of:=SUM([.O19];[.O205])" ns41:value-type="float" table:style-name="TL Data" office:value-type="float" office:value="5044">
            <text:p>5044</text:p>
          </table:table-cell>
          <table:table-cell table:formula="of:=SUM([.P19];[.P205])" ns41:value-type="float" table:style-name="TL Data" office:value-type="float" office:value="10165">
            <text:p>10165</text:p>
          </table:table-cell>
          <table:table-cell table:formula="of:=SUM([.Q19];[.Q205])" ns41:value-type="float" table:style-name="TL Data" office:value-type="float" office:value="514">
            <text:p>514</text:p>
          </table:table-cell>
          <table:table-cell table:formula="of:=SUM([.R19];[.R205])" ns41:value-type="float" table:style-name="TL Data" office:value-type="float" office:value="700">
            <text:p>700</text:p>
          </table:table-cell>
          <table:table-cell table:formula="of:=SUM([.S19];[.S205])" ns41:value-type="float" table:style-name="TL Data" office:value-type="float" office:value="311">
            <text:p>311</text:p>
          </table:table-cell>
          <table:table-cell table:formula="of:=SUM([.T19];[.T205])" ns41:value-type="float" table:style-name="TL Data" office:value-type="float" office:value="531">
            <text:p>531</text:p>
          </table:table-cell>
          <table:table-cell table:formula="of:=SUM([.U19];[.U205])" ns41:value-type="float" table:style-name="TL Data" office:value-type="float" office:value="7884">
            <office:annotation draw:style-name="gr1" svg:height="0.634cm" draw:caption-point-y="0.284cm" svg:width="1.046cm" svg:x="36.796cm" draw:caption-point-x="-0.425cm" svg:y="95.372cm" draw:text-style-name="P1">
              <dc:creator>CDM</dc:creator>
              <dc:date>2014-12-12T00:00:00</dc:date>
              <text:p text:style-name="P1"><text:span text:style-name="T1">7705</text:span></text:p>
              <text:p text:style-name="P1"><text:span text:style-name="T1"/></text:p>
            </office:annotation>
            <text:p>7884</text:p>
          </table:table-cell>
          <table:table-cell table:formula="of:=SUM([.V19];[.V205])" ns41:value-type="float" table:style-name="TL Data" office:value-type="float" office:value="5110">
            <office:annotation draw:style-name="gr1" svg:height="0.572cm" draw:caption-point-y="0.284cm" svg:width="1.067cm" svg:x="38.884cm" draw:caption-point-x="-0.424cm" svg:y="95.372cm" draw:text-style-name="P1">
              <dc:creator>CDM</dc:creator>
              <dc:date>2014-12-12T00:00:00</dc:date>
              <text:p text:style-name="P1"><text:span text:style-name="T1">5003</text:span></text:p>
              <text:p text:style-name="P1"><text:span text:style-name="T1"/></text:p>
            </office:annotation>
            <text:p>5110</text:p>
          </table:table-cell>
          <table:table-cell table:formula="of:=SUM([.W19];[.W205])" ns41:value-type="float" table:style-name="TL Data" office:value-type="float" office:value="8728">
            <office:annotation draw:style-name="gr1" svg:height="0.551cm" draw:caption-point-y="0.284cm" svg:width="1.046cm" svg:x="40.973cm" draw:caption-point-x="-0.425cm" svg:y="95.372cm" draw:text-style-name="P1">
              <dc:creator>CDM</dc:creator>
              <dc:date>2014-12-12T00:00:00</dc:date>
              <text:p text:style-name="P1"><text:span text:style-name="T1">8530</text:span></text:p>
              <text:p text:style-name="P1"><text:span text:style-name="T1"/></text:p>
            </office:annotation>
            <text:p>8728</text:p>
          </table:table-cell>
          <table:table-cell table:formula="of:=SUM([.X19];[.X205])" ns41:value-type="float" table:style-name="TL Data" office:value-type="float" office:value="6380">
            <office:annotation draw:style-name="gr1" svg:height="0.592cm" draw:caption-point-y="0.284cm" svg:width="1cm" svg:x="43.068cm" draw:caption-point-x="-0.431cm" svg:y="95.372cm" draw:text-style-name="P1">
              <dc:creator>CDM</dc:creator>
              <dc:date>2014-12-12T00:00:00</dc:date>
              <text:p text:style-name="P1"><text:span text:style-name="T1">6234</text:span></text:p>
              <text:p text:style-name="P1"><text:span text:style-name="T1"/></text:p>
            </office:annotation>
            <text:p>6380</text:p>
          </table:table-cell>
          <table:table-cell table:formula="of:=SUM([.Y19];[.Y205])" ns41:value-type="float" table:style-name="TL Data" office:value-type="float" office:value="386663">
            <office:annotation draw:style-name="gr1" svg:height="0.655cm" draw:caption-point-y="0.284cm" svg:width="1.376cm" svg:x="44.843cm" draw:caption-point-x="-0.432cm" svg:y="95.372cm" draw:text-style-name="P1">
              <dc:creator>CDM</dc:creator>
              <dc:date>2014-12-12T00:00:00</dc:date>
              <text:p text:style-name="P1"><text:span text:style-name="T1">386763</text:span></text:p>
              <text:p text:style-name="P1"><text:span text:style-name="T1"/></text:p>
            </office:annotation>
            <text:p>386663</text:p>
          </table:table-cell>
          <table:table-cell table:formula="of:=SUM([.Z19];[.Z205])" ns41:value-type="float" table:style-name="TL Data" office:value-type="float" office:value="416201">
            <office:annotation draw:style-name="gr1" svg:height="0.634cm" draw:caption-point-y="0.284cm" svg:width="1.481cm" svg:x="46.61cm" draw:caption-point-x="-0.424cm" svg:y="95.372cm" draw:text-style-name="P1">
              <dc:creator>CDM</dc:creator>
              <dc:date>2014-12-12T00:00:00</dc:date>
              <text:p text:style-name="P1"><text:span text:style-name="T1">416292</text:span></text:p>
              <text:p text:style-name="P1"><text:span text:style-name="T1"/></text:p>
            </office:annotation>
            <text:p>416201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61" office:value-type="string">
            <text:p>1879_08_H2</text:p>
          </table:table-cell>
          <table:table-cell ns41:value-type="float" table:style-name="ce63" office:value="72" office:value-type="float">
            <text:p>72</text:p>
          </table:table-cell>
          <table:table-cell ns41:value-type="float" table:style-name="ce63" office:value="73" office:value-type="float">
            <text:p>73</text:p>
          </table:table-cell>
          <table:table-cell ns41:value-type="string" table:style-name="ce30" office:value-type="string">
            <text:p>ZH</text:p>
          </table:table-cell>
          <table:table-cell ns41:value-type="string" table:style-name="ce75" office:value-type="string">
            <text:p>35_0207</text:p>
          </table:table-cell>
          <table:table-cell table:number-columns-repeated="992"/>
        </table:table-row>
        <table:table-row table:style-name="ro3" table:number-rows-repeated="10483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-Holland" style:page-layout-name="Mpm3" style:display-name="PageStyle_Zuid-Holl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3-11-24T16:46:04</meta:creation-date>
    <dc:creator>Yamit</dc:creator>
    <dc:date>2004-08-30T14:59:43</dc:date>
    <meta:document-statistic meta:object-count="0" meta:cell-count="4930" meta:table-count="1"/>
    <meta:generator>ODFPY/1.3.0dev</meta:generator>
  </office:meta>
</office:document-meta>
</file>